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Official Declaration of Arbitrary Fiction - O.D.A.F.====</text:p>
      <text:p text:style-name="Standard">This was originally a document detailing my drug use and my thoughts on or during their effects like the dream journal my mom bought me when I was a kid. <text:s/>However, it is now my overall life journal and literary practice. <text:s/>It should be freely and posthumously published to help humanity or whatever. <text:s/>Also, it's a good deterrent. <text:s/></text:p>
      <text:p text:style-name="Standard"/>
      <text:p text:style-name="Standard">Keywords for speedy searching: </text:p>
      <text:p text:style-name="Standard">&lt;amp day&gt;</text:p>
      <text:p text:style-name="Standard">&lt;amp quit day&gt;</text:p>
      <text:p text:style-name="Standard">&lt;Retrospect&gt;</text:p>
      <text:p text:style-name="Standard">&lt;Breezy&gt;</text:p>
      <text:p text:style-name="Standard">&lt;Poem&gt;</text:p>
      <text:p text:style-name="Standard">&lt;Bug Fix&gt;</text:p>
      <text:p text:style-name="Standard">.nih</text:p>
      <text:p text:style-name="Standard">List 1.</text:p>
      <text:p text:style-name="Standard"/>
      <text:p text:style-name="Standard"/>
      <text:p text:style-name="Standard"/>
      <text:p text:style-name="Standard">My demand: No excuses, just be nice.</text:p>
      <text:p text:style-name="Standard">Last Resort 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ally aspire to innovate for a better world, and I hope to innovate new horizons for your company.</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for weightlifting</text:p>
      <text:p text:style-name="Standard">Creatine</text:p>
      <text:p text:style-name="Standard">5 mg melatonin for sleep </text:p>
      <text:p text:style-name="Standard">600 mg 5-HTP for serotonin in the 24 hours after rolling and 200 mg each morning after</text:p>
      <text:p text:style-name="Standard"/>
      <text:p text:style-name="Standard">Breezy's trick list:</text:p>
      <text:p text:style-name="Standard">Sit</text:p>
      <text:p text:style-name="Standard"><text:soft-page-break/>Come here</text:p>
      <text:p text:style-name="Standard">Stay</text:p>
      <text:p text:style-name="Standard">Up</text:p>
      <text:p text:style-name="Standard">Lie down</text:p>
      <text:p text:style-name="Standard">Left Shake</text:p>
      <text:p text:style-name="Standard">Right Shake</text:p>
      <text:p text:style-name="Standard">Wink</text:p>
      <text:p text:style-name="Standard">Spin</text:p>
      <text:p text:style-name="Standard">Shiver</text:p>
      <text:p text:style-name="Standard"><text:s text:c="2"/>Wiggle (light shiver)</text:p>
      <text:p text:style-name="Standard">(Yawn?)</text:p>
      <text:p text:style-name="Standard">(Bow?)</text:p>
      <text:p text:style-name="Standard"/>
      <text:p text:style-name="Standard">Working on:</text:p>
      <text:p text:style-name="Standard">Speak</text:p>
      <text:p text:style-name="Standard"/>
      <text:p text:style-name="Standard">=======================================</text:p>
      <text:p text:style-name="Standard">====Journal ; ARLEGION 4 I AM MONEY====</text:p>
      <text:p text:style-name="Standard"/>
      <text:p text:style-name="Standard">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text:soft-page-break/>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text:soft-page-break/>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text:soft-page-break/>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text:soft-page-break/>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text:soft-page-break/></text:p>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text:soft-page-break/>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text:soft-page-break/>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text:soft-page-break/>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text:soft-page-break/>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text:soft-page-break/>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text:soft-page-break/>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text:soft-page-break/>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text:soft-page-break/>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text:soft-page-break/>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text:soft-page-break/>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text:soft-page-break/>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text:soft-page-break/>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text:soft-page-break/>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text:soft-page-break/>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text:soft-page-break/>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text:soft-page-break/>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text:soft-page-break/>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text:soft-page-break/>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text:soft-page-break/>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text:soft-page-break/>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text:soft-page-break/>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text:soft-page-break/>scream! <text:s/>AR LEGION. <text:s/>I’m also General Sherman, here to burn this city to the ground and march to shore. <text:s/></text:p>
      <text:p text:style-name="Standard"/>
      <text:p text:style-name="Standard">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text:soft-page-break/>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text:soft-page-break/>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text:soft-page-break/></text:p>
      <text:p text:style-name="Standard">December 26, 2017: <text:s/>I bought a $1,000 white German Shepherd and named him Breezy. <text:s/>I bought $40 of heroin from a dude on the street corner. <text:s/>I took 200 mg MDMA and 65 mg heroin and I’m having a 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text:soft-page-break/>Since birth, I have lived with prominent &lt;a href='https://www.nimh.nih.gov/health/topics/attention-deficit-hyperactivity-disorder-adhd/index.shtml' target='_blank'&gt;ADHD&lt;/a&gt;, a condition causing my body to under-employ its dopamine and noreprinephrine systems.&amp;nbsp</text:p>
      <text:p text:style-name="Standard">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text:soft-page-break/>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text:soft-page-break/>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text:soft-page-break/>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text:soft-page-break/>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text:soft-page-break/>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text:soft-page-break/>October 28, 2018: Took like 60 mg 3-HO-PCP and smoked weed, saw a bajillion rainbow fidget spinners and got whippet euphoria for like 2-3 hours straight.</text:p>
      <text:p text:style-name="Standard"/>
      <text:p text:style-name="Standard">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text:soft-page-break/>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text:soft-page-break/>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text:soft-page-break/>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text:soft-page-break/>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text:soft-page-break/>I also changed the password because it was corrupted.</text:p>
      <text:p text:style-name="Standard">UPDATE user SET authentication_string=password('woodyfence') WHERE user='root';</text:p>
      <text:p text:style-name="Standard"/>
      <text:p text:style-name="Standard">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text:soft-page-break/>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text:soft-page-break/></text:p>
      <text:p text:style-name="Standard">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text:soft-page-break/></text:p>
      <text:p text:style-name="Standard">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 <text:s/></text:p>
      <text:p text:style-name="Standard">Retrospect 1/15/22: Methamphetamine appeared to have NET properties since it burned me. <text:s/>It lacks the necessary dopamine inhibiting function which amphetamine possesses, and I think this leads to the poisonous feeling even in small amounts. <text:s/>Perhaps eventually the excess dopamine flows into the dopamine inhibiting mechanism, providing a false sense of security like when the acetylcholine brings a false sense of calmness to the experience. <text:s/>The frequencies of sound I could hear were limited to make everything sound like it was coming from a tin drum. <text:s/>It doesn't appear suitable for use by anyone except folks in a warzone.</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text:soft-page-break/></text:p>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text:soft-page-break/>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text:soft-page-break/>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text:soft-page-break/></text:p>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text:soft-page-break/>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text:soft-page-break/>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ext:soft-page-break/>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text:soft-page-break/>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text:soft-page-break/></text:p>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ext:soft-page-break/>--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text:soft-page-break/>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text:soft-page-break/>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text:soft-page-break/>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ext:soft-page-break/>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ext:soft-page-break/>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ext:soft-page-break/>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text:soft-page-break/>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text:soft-page-break/>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ext:soft-page-break/>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text:soft-page-break/>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text:soft-page-break/>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text:soft-page-break/>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text:soft-page-break/>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text:soft-page-break/>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ext:soft-page-break/>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ext:soft-page-break/>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text:soft-page-break/>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text:soft-page-break/>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text:soft-page-break/>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text:soft-page-break/>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text:soft-page-break/>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text:soft-page-break/>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text:soft-page-break/>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ext:soft-page-break/>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text:soft-page-break/>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text:soft-page-break/>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Because of the massive stalking surrounding me, <text:soft-page-break/>everything must be done by a WHITE DOCTOR not affiliated with the military or any sort of gang.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text:soft-page-break/>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text:soft-page-break/>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text:soft-page-break/>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text:soft-page-break/>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text:soft-page-break/>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ext:soft-page-break/>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text:soft-page-break/>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text:soft-page-break/>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List 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text:soft-page-break/></text:p>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ext:soft-page-break/>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text:soft-page-break/>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List 1. Tourettes - the same unknown STD as me?</text:p>
      <text:p text:style-name="Standard">2. Schizophrenia - Epstein-Barr herpes (https://en.wikipedia.org/wiki/ Epstein%E2%80%93Barr_virus#History) {maybe this is my STD}</text:p>
      <text:p text:style-name="Standard">3. Tay-Sach's - Tuberculosis</text:p>
      <text:p text:style-name="Standard">4. Niemann-Pick - Ebola and Marburg</text:p>
      <text:p text:style-name="Standard">5. Congenital disorder of glycosylation 2b - viruses</text:p>
      <text:p text:style-name="Standard">6. 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xt:soft-page-break/>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text:soft-page-break/>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is a list of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 on my L.A.M.P. stack})</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Dee} and Busters)</text:p>
      <text:p text:style-name="Standard"><text:soft-page-break/><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baring a man of all his money; drugs are a good metaphor for guns)</text:p>
      <text:p text:style-name="Standard"><text:s/>The Gang Reignites the Rivalry (Nobody told my mom proper medical disclosures about ADHD and "Riterall")</text:p>
      <text:p text:style-name="Standard"><text:s/>Pop-Pop: The Final Solution (when did the charred, vietcharlie Atlantian Neo Nazi Nagger Society and co pull the plug on me? <text:s/>July 2020, August 2018, May 2014, November 2006?)</text:p>
      <text:p text:style-name="Standard"><text:s/>Wolf Cola: A Public Relations Nightmare (mosquitoes from The Texas Chainsaw Massacre 2's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Drake &amp; Josh</text:p>
      <text:p text:style-name="Standard"><text:s/>The Theater Thug</text:p>
      <text:p text:style-name="Standard"><text:s/>Pool Shark</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text:soft-page-break/>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Retrospect 1/20/2022: I read about Havana Syndrome where people heard an intense and painful sound. <text:s/>I remember some girl in the strip club asking if I liked girls from Cuba with a strange smile like she knew something but wasn't going to tell me. <text:s/>Some black dude was alone outside standing in a parking lot and talking on the phone saying, "News travels fast." <text:s/>I know these jokers that use sadistic drugs like to direct sadistic "movies" using the people around them. <text:s/>Perhaps the Bloods gang have finally developed a focused sound weapon tuned to a frequency only I could hear and not my dog, or perhaps somehow the sound or radio waves were focused only toward me while being unable to penetrate the walls around me. <text:s/>I suspect they have me on microphone while they pretend to listen and stalk me from the next room. <text:s/>That fat lady Michelle also sadistically narrowed her eyes and said, "Are you listening to me?" <text:s/>It could be another problem with my disorder, but maybe it's not. <text:s/>The problem is that with the far reaching effects of my disorder, I remain an uncertain test subject without a second example, which is a reason to pick me for such an experiment. <text:s/>I think perhaps the government or <text:soft-page-break/>Bloods gang is targeting people with mental disorders for weapons experiments, which is why about one thousand people have just now experienced this. <text:s/>I haven't heard any sounds since that sixth night where I heard screaming voices and the pretty rainbow caricature of the stripper Taylor say, "We're going to have so much fun together!" <text:s/>I think someone did test some weapon on me. <text:s/>It was a very strange incident, but then again so was the vision of a white portal to the stairwell that would be reactionary if it was a weapons test. <text:s/>I can't say for sure.</text:p>
      <text:p text:style-name="Standard"/>
      <text:p text:style-name="Standard">December 20, 2021: 7:14 p.m. - Here is a list of my favorite song allegories to my neural fading caused by ADHD and a hidden STD situation in a simple list for easy viewing:</text:p>
      <text:p text:style-name="Standard">I Die in Degrees - All That Remains : This Darkened Heart</text:p>
      <text:p text:style-name="Standard">Archangel - Call of Duty Black Ops II Zombies</text:p>
      <text:p text:style-name="Standard">10 Years Today - Bullet For My Valentine</text:p>
      <text:p text:style-name="Standard">The Kaleidoscopic God - Scar Symmetry : Pitch Black Progress</text:p>
      <text:p text:style-name="Standard">As You're Falling Down - Escape the Fate</text:p>
      <text:p text:style-name="Standard">Your World on Fire - In Fear and Faith</text:p>
      <text:p text:style-name="Standard">Second Chances - LoveHateHero</text:p>
      <text:p text:style-name="Standard">My Frailty - After the Burial</text:p>
      <text:p text:style-name="Standard">Bleeding Mascara - Atreyu : The Curse</text:p>
      <text:p text:style-name="Standard">Trigger - In Flames</text:p>
      <text:p text:style-name="Standard">Natural Born Chaos - Soilwork : Natural Born Chaos</text:p>
      <text:p text:style-name="Standard">Blind Eye Halo - Soilwork : Stabbing The Drama (STD)</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Try to Be Me - Tribal Ink</text:p>
      <text:p text:style-name="Standard">Ignition - Trivium</text:p>
      <text:p text:style-name="Standard">Suffocating Sight - Trivium</text:p>
      <text:p text:style-name="Standard">Obliviate - That's Outrageous (fuck the next song Vyvanse Trance)</text:p>
      <text:p text:style-name="Standard">2012 - The Word Alive</text:p>
      <text:p text:style-name="Standard">reDestructDead - Mercenary</text:p>
      <text:p text:style-name="Standard">We Will All Evolve - Our Last Night</text:p>
      <text:p text:style-name="Standard">Hollow Bastion - Defiler</text:p>
      <text:p text:style-name="Standard">Toxicity - System of a Down</text:p>
      <text:p text:style-name="Standard">Du Hast - Rammstein (music video)</text:p>
      <text:p text:style-name="Standard">Feuer Frei - Rammstein</text:p>
      <text:p text:style-name="Standard">The Final Episode - Asking Alexandria : Stand Up and Scream</text:p>
      <text:p text:style-name="Standard">15 Pieces of Flare - The Amity Affliction</text:p>
      <text:p text:style-name="Standard">Blind - Korn</text:p>
      <text:p text:style-name="Standard">What's Left of Me - blessthefall : Witness</text:p>
      <text:p text:style-name="Standard">Carrion - Call of Duty: Black Ops II</text:p>
      <text:p text:style-name="Standard">Second &amp; Sebring - Of Mice and Men</text:p>
      <text:p text:style-name="Standard">Fuck Love - All That Remains : Victim of the New Disease</text:p>
      <text:p text:style-name="Standard">512 - Lamb of God</text:p>
      <text:p text:style-name="Standard">Mute - Blaqk Audio</text:p>
      <text:p text:style-name="Standard">Santa's Pissed - Motionless in White (5 severed ADHD meds - d/l methamp, solo d-amp, d/l methylphenidate)</text:p>
      <text:p text:style-name="Standard"><text:soft-page-break/>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insider" knowledge here mocks me, but it also helps me easily make my case about ADHD in a way that sticks around with people forever. <text:s/></text:p>
      <text:p text:style-name="Standard">Strange ADHD things I need info on that would frequently be useful:</text:p>
      <text:p text:style-name="Standard">List 1. The sky blue air wires </text:p>
      <text:p text:style-name="Standard"><text:tab/>Cholinergic? <text:s/></text:p>
      <text:p text:style-name="Standard"><text:tab/>They weren't blue when I was a kid. <text:s/>They were rainbow, and sometimes they still are. <text:s/></text:p>
      <text:p text:style-name="Standard"><text:soft-page-break/><text:tab/>3D air illusions are much rarer. <text:s/></text:p>
      <text:p text:style-name="Standard"><text:tab/>I feel extreme wonder when seeing this. <text:s/>It's very mesmerizing.</text:p>
      <text:p text:style-name="Standard"><text:tab/>Evolutionary benefit: mental entertainment?</text:p>
      <text:p text:style-name="Standard">2. 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3. The solid, crimson red square wall paintings that fell like they were gravitating</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 since it's like a woman's period?</text:p>
      <text:p text:style-name="Standard">4. 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 quicker processing of visual input? (https://www.jneurosci.org/content/28/36/8873)</text:p>
      <text:p text:style-name="Standard">5. 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6. The solid, bright,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 just like the cheetah</text:p>
      <text:p text:style-name="Standard">7. The silencing of the spoken lies around me as I screamed out my own</text:p>
      <text:p text:style-name="Standard"><text:s text:c="2"/>This happened at Publix only one time</text:p>
      <text:p text:style-name="Standard"><text:s text:c="2"/>Evolutionary benefit: protecting my brain from the lies like that song Mute by Blaqk Audio while warding off enemies</text:p>
      <text:p text:style-name="Standard">8. 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9. 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10. The details of the adrenal system in relation to other items above for moving the brain faster and for moving the body faster</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text:tab/>Perhaps this could be explained by something found in alcohol and Edgar Allen Poe, or perhaps this is related to the ketamine mechanism</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text:soft-page-break/>advance. <text:s/>This is just like the whole government and gangs fucking up everything in my life as they realize the potential for their charades to be exposed and destroyed. <text:s/>Hunter Biden, son of Joe Biden 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ext:soft-page-break/>The Texas Chainsaw Massacre 2. <text:s/>Perhaps the grandma lady at the end with white hair and the steel ball above her head is reminiscent of an ADHD woman who died back in the 70's. <text:s/>It can also mean 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text:soft-page-break/>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text:soft-page-break/>was after 9 months of working together from June 2019 to February 2020. <text:s/>She intended to destroy my life at every turn. <text:s/>Another weird thing she would say in a weirdly happy tone is, "I think I'll get some 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text:soft-page-break/>like the early Christians or the Aztec gods. <text:s/>Free universal basic income without honest work perpetuates this system as the rich trickle down free income to those they which to corral and exploit. <text:s/>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text:soft-page-break/>with my DAT and NET inhibition experiments where I get a dysphoric experience and other people somehow get a net benefit like Matthew Torrance's math skills. <text:s/></text:p>
      <text:p text:style-name="Standard">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text:soft-page-break/>human body that are unnecessary for the capture of food in modern society. <text:s/>This would be followed by a biologically natural, socially nurtured, and unbalanced maddening push for food. </text:p>
      <text:p text:style-name="Standard">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text:soft-page-break/>Playing into that system of using money as a punishment and compensatory reward for negative behavior makes the situation worse as the human population and corporate world grows. <text:s/>I will not play 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text:p text:style-name="Standard">3:30 p.m. - My dog has begged to go to the bathroom over ten times already today. <text:s/>I've locked him in the bathroom for a little bit to teach him that it's not okay. <text:s/>I also named the activity begging. <text:s/>I'll also continue to use that term when Breezy comes to me and begs for pets. <text:s/>Given this unusual behavior, I wonder if it has anything to do with the unusual stuff that happened yesterday. <text:s/>I still wonder if anything that happened yesterday was unique to my unwilling starvation and restoration process inflicted by the sadistic government and gangs with hidden knowledge of my disorder and parts of the human body. <text:s/>There seemed to be something different about the green circuit board I generated from the rapidly changing, beckoning visual phenomena, but it looked like the NMDA reactions I was experiencing. <text:s/>Perhaps it was the collaboration of my naturally evolved NMDA antagonism with some other hidden mechanism like the reverse of the softness mechanism. <text:s/>Or perhaps the opposite of the softness mechanism was the heavy gravitational pull I felt when sitting in my chair, which is probably the mechanism also impacted by Benadryl. <text:s/>The other thing that was weird was the appearance of myself in the wall. <text:s/>It certainly had my naturally evolved PCP2 and NMDA antagonism effects at play, but given I usually see a beautiful woman at the apex of such experiences, I wonder if there was any hidden mechanism at play. <text:s/>The episode of Always Sunny about fight milk and Wolf Cola mentioned pumping someone full of human growth hormone because nothing else was working. <text:s/>It could be that. <text:s/>They also talked about cutting weight and had women dressed in red shorts saying, "I don't get it." <text:s/>This reminds me of the cholinergic red vagina colored square that rapidly dripped down from the lamps in my room, but it also reminds me of the red NMDA reactions I experienced through my own weight cutting. <text:s/>The gaps in knowledge between wealthy and poor worries me not only for my own future but also anyone else with a mental disorder. <text:s/>My dog has done unusual stuff when I've done unusual stuff, so I'm assuming there was something strange at play yesterday and possibly lingering today. <text:s/>It is understood, given the nature of the universe to trade in spacetime, the bodily state of one individual of a family will greatly impact the bodily states of those other family members like parents, close friends, dogs, cats, and mice.</text:p>
      <text:p text:style-name="Standard"/>
      <text:p text:style-name="Standard">January 8, 2022: 12:48 p.m. - I felt unusually moody this morning. <text:s/>I suspect I am still feeling the consequences unbeknownst to me that were unearthed by abstaining from a proper diet. <text:s/>I've read the common knowledge of steroids and the mood swings they bring, and my human growth hormone activation hypothesis lines up with that if I include the knowledge from the Wolf Cola episode of Always Sunny. <text:s/>The single colored lines I was creating by forging new mutated NMDA cells are dissipating. <text:s/>The overall experience of the government and gang enforced "hunger strike" made me rather self absorbed and unwilling to engage in eye contact. <text:s/></text:p>
      <text:p text:style-name="Standard">Perhaps it is part of their plan to cast me as some hopeless shitfaced drug addict in their lowest arbitrary caste. <text:s/>Despite my incredible prowess in the face of personal and social adversity, I believe I have been personally attacked not only by society's negligence but also by its deception. <text:s/>My portfolio contained on my website is massive and still growing not only in quantity but more importantly in quality. <text:s/>The folk around me appear to shroud themselves in secrecy to sadistically mock my attempts to circumvent their artificial obstacles. <text:s/>I seek to remove myself from this disdain howling at my doorstep by finding a new job in Atlanta, and I have been sadistically attacked by sadistic people like hiring coordinator Teja only concerned with their drive to, as quoted from some overly happy <text:soft-page-break/>interviewer allegedly named Rachel, "dig deep" into the flaws of my disorder while denying any distance from their mechanistic corporate engine of masochistic servitude.</text:p>
      <text:p text:style-name="Standard">https://www.indeed.com/jobs?as_and=software+engineer&amp;as_phr=&amp;as_any=&amp;as_not=&amp;as_ttl=&amp;as_cmp=&amp;jt=fulltime&amp;st=&amp;sr=directhire&amp;salary=%2490%2C000&amp;radius=100&amp;l=Arcata%2C+CA&amp;fromage=any&amp;limit=50&amp;sort=date&amp;psf=advsrch&amp;from=advancedsearch</text:p>
      <text:p text:style-name="Standard">10:59 p.m. - I applied to VectorWorks and Samsung. <text:s/>I've switched to using encrypted email.</text:p>
      <text:p text:style-name="Standard"/>
      <text:p text:style-name="Standard">January 9, 2022: 11:24 a.m. - I hand washed some of my laundry, and I did not expect it to be so filthy and grey. <text:s/>I've been pounding down WhoreMail chili and Johnsonville "brats" which are really just higher quality hot dogs that I actually find palatable. <text:s/>The NMDA visions are present but fading, and I'm finding it easier to look into the outside world as the DA and NMDA systems are rebuilt. <text:s/>I was cycling through a 45 second clip of Lil Hitler for a while, and I listened to Five Ninety by blessthefall on repeat for a while. <text:s/>It's hard to look my pretty girl wallpaper in the eyes or anyone in real life, and it's also even harder to accept people's bullshit as I found out when I went to Publix. <text:s/>The gleeful deconstruction of my dopamine system by this society with widespread advanced internet communication had severe consequences, which I expect to be blamed on some arbitrary "scary" drug use. <text:s/>It is all lies, and I can prove it with my trail of writings and art, thus it is futile to construct an argument against my overall advancing intellect. <text:s/>Talking to anyone here is a waste of time. <text:s/>They are all waiting for me to fail as they hide behind anonymity and lies. <text:s/>If I can't leave Atlanta, it means certain death by starvation. <text:s/>If I took any other kind of job which was unsustainable for rent, food, and medicine, I would still end up in this exact same situation. <text:s/>Instead I sought to work on my software engineering abilities through my entrepreneurial artistic endeavors. <text:s/>Society has thus far seen no value in my advances. <text:s/>I await a response to my job applications, the denial of which means my certain death.</text:p>
      <text:p text:style-name="Standard">I still lament my mother will never know the extent of my abilities. <text:s/>She knew I was incredibly smart and strong since I read and wrote the most amazing stories, was the top kid in all my classes until like 10th grade, and also kept whooping these nurses' asses when they tried to give me my shots as a kid. <text:s/>I wish she had seen my development until the average peak of most human intellectual development at around age 25. <text:s/>Everyone denies my accomplishments as the lunacy of drugs, a "scary" word perpetuated by secretive fearmongers of the government who wish to hold all the powerful knowledge of the human body to use against their own people.</text:p>
      <text:p text:style-name="Standard">I assume I'll be mostly back to normal from my government mandated "hunger strike" within a week. <text:s/>Once I can happily sit through the entirety of The Texas Chainsaw Massacre 2 and actually look the characters on screen in the face, I'll assume I'm back where I left off on December 28, 2021. <text:s/>Last night, I had a brief and slight pain in my left front brain area followed by a stronger one for like five seconds on the right side. <text:s/>It's now 11:49 a.m., and the red lines are slashing across my vision in Sublime Text as I type this. <text:s/>I'm definitely still rebuilding the things I was forced to sacrifice for the sadistic wealthy folk. <text:s/>I wonder what other types of cells in my body are mutated. <text:s/>I don't know anything about the sigma 1 system, but its power is not to be understated. <text:s/>I wonder how pathways in my body have evolved to accommodate natural NMDA and PCP2 dissociation for pleasure and safety. <text:s/>Have the pathways to my prefrontal cortex evolved to enhance my pleasure in dissociation by generating more of the pathways that are left when the PCP2 and NMDA connections are severed? <text:s/>I see from my shutdown of the dark magician girl in my mind's eye after quitting amphetamine that the adrenal system pushes the same information to my prefrontal cortex as the PCP2 system. <text:s/>The human brain is very malleable like gold but still solid as diamond. <text:s/>I wish I knew more about myself. <text:s/>I'm definitely more malleable than most, and I take pride in my simultaneous solidarity and malleability.</text:p>
      <text:p text:style-name="Standard"/>
      <text:p text:style-name="Standard">January 10, 2022: 12:35 p.m. - Somehow, caffeine's antagonistic effect on the adenosine receptor greatly enhances certain cholinergic hallucinations I have, namely those in the distance. <text:s/>Sometimes I <text:soft-page-break/>feel close hallucinations of animals and hands embracing me, but they are very brief whereas the distant hallucinations of things like my old childhood hallucination of Michael Myers tend to linger for up to ten seconds. <text:s/>Animals peer at me from behind the kitchen counter and are up to a meter tall from the ground. <text:s/>This was way more intense when I was on my "hunger strike". <text:s/>Rainbow lattices are everywhere, but single colored red ones are also appearing more rarely. <text:s/>Just about all of the hallucinations are enhanced by weed. <text:s/>The cannabinoid system is very pervasive, which makes sense given its relation to hunger, which next to water is needed in just about every inch of the body. <text:s/>Generic figures like Zoda from Startropics II are pretty prominent when I look at my suit strung from a clothes hanger.</text:p>
      <text:p text:style-name="Standard">The adenosine system is a human mechanism evolved to inhibit exertion of energy by other mechanisms in the body, thereby saving the human energy when it doesn't need to use those other mechanisms. <text:s/></text:p>
      <text:p text:style-name="Standard">3:22 p.m. - I think the adrenal system may utilize the norepinephrine transporters somehow, thereby making people who use reuptake inhibitors for those transporters unable to utilize the adrenal system. <text:s/>I'm not sure of all the mechanisms involved in the adrenal system as they've been mystified by the U.S. military and government, which is the main proponent of Vyvanse, Ritalin, and Adderall which focus on excluding levoamphetamine, the drug propagating stronger noradrenal and adrenal systems in the body. <text:s/>I'm not sure why the U.S. government would mystify its own people when it has nuclear weapons to defend against foreigners. <text:s/>Other governments have also followed suit or even completely denied access to prescription levoamphetamine. <text:s/></text:p>
      <text:p text:style-name="Standard">That always stuck out to me back when I thought there were other people with my disorder. <text:s/>How could someone like me exist in a country that doesn't offer the prescription. <text:s/>That's when my worldview shrunk to that of less than a thousand individuals with ADHD. <text:s/>I thought it was reserved for a few secretive movie stars with ADHD or something. <text:s/>However, once I discovered there was no information regarding this unknown STD in relation to my disorder in addition to no autobiography, my worldview shrunk even more. <text:s/>After all this time with no help and only lies coming my way, I've decided I must be the only person here with these biological qualities called "attention deficit hyperactive disorder". <text:s/></text:p>
      <text:p text:style-name="Standard">I also wonder exactly what mechanisms I've been viewing when certain connections are severed across my body. <text:s/>Some must be muscarinic mechanisms (MX) and others might be nicotinic mechanisms and histamine mechanisms (HX). <text:s/>I think the softness and weight feelings were related to the histamine system. <text:s/>I think the PCP2 receptor and NMDA mechanisms have a positive effect on inhibiting this STD, but I think one of my other mechanisms related to acetylcholine allows it to spread. <text:s/>Here is evidence inhibiting alpha7 nicotinic receptors mitigates HIV neurotoxicity: </text:p>
      <text:p text:style-name="Standard">https://pubmed.ncbi.nlm.nih.gov/29379089/</text:p>
      <text:p text:style-name="Standard">This makes me super creeped out by Teja saying with a creepily happy voice, "Is it in alpha?" <text:s/>Also, that Paul guy said, "Nicotine?" <text:s/>That Sama guy was obsessed with me going to "Magic City" and definitely knew about my disorder, but he didn't tell me anything about this nor has anyone else. <text:s/></text:p>
      <text:p text:style-name="Standard">Here is evidence inhibitory responses in my biology could be used for STD and cancer research:</text:p>
      <text:p text:style-name="Standard">Cancer: <text:s/></text:p>
      <text:p text:style-name="Standard">https://www.ncbi.nlm.nih.gov/pmc/articles/PMC4323637/</text:p>
      <text:p text:style-name="Standard">https://pubmed.ncbi.nlm.nih.gov/29751795/</text:p>
      <text:p text:style-name="Standard"><text:tab/>Glutamate inhibition prevents cancer spread</text:p>
      <text:p text:style-name="Standard">STD:</text:p>
      <text:p text:style-name="Standard">https://www.ott.nih.gov/bundle/tab-2969</text:p>
      <text:p text:style-name="Standard"><text:tab/>EZH1 and EZH2 mechanisms are related to the histamine system (HX) which I likely naturally inhibit</text:p>
      <text:p text:style-name="Standard">https://www.niaid.nih.gov/news-events/nih-herpesvirus-study-mice-leads-discovery-potential-broad-spectrum-antiviral</text:p>
      <text:p text:style-name="Standard"/>
      <text:p text:style-name="Standard"><text:soft-page-break/>I'm still kept in the dark on this STD. <text:s/>I want to go back to school to learn more about the human body, physics, and possibly AI. <text:s/>However, I've been sitting here for 18 months being used by the government and various gangs for some Neo Nazi medical experiments. <text:s/>I assume these people want to use me for cancer research despite the fact my mother died from various forms of cancer. <text:s/>I don't even drink or smoke, considering that's how I got ADHD and how my mother died from cancer. <text:s/>I will leave Atlanta or die here. <text:s/>I have proved that over and over here with increasing detail. <text:s/></text:p>
      <text:p text:style-name="Standard">11:03 p.m. - There was some strange "woman" named Maleficent on Modern Warfare who kept saying, "Airplane!" over and over. <text:s/>She also mentioned something about liking Pantera. <text:s/>She seemed kinda weird like one of those government types, so I friended her. <text:s/>I don't think I learned anything, but it supports my evidence the government has been rigorously spying on me, destroying my life, and shoveling me into the American Neo Nazi Nagger Institute for human experimentation.</text:p>
      <text:p text:style-name="Standard"/>
      <text:p text:style-name="Standard">January 11, 2022: 12:55 p.m. - I'm still slicing my world open with consistent bloody spurts of dopaminergic, glutaminergic, and other unknown rejuvenation. <text:s/>It wasn't long ago I saw three giant red slashes across my vision with the biggest taking up like 20% of my vertical field of vision. <text:s/>They were overlayed and intermingled with rainbow and white strings trying to form a lion, sword, woman, and other stuff I can't remember one at a time. <text:s/>These red slashes are usually going straight across my horizontal field of vision and take up 50% to 100% of it, but occasionally also curl to form objects. <text:s/>This is simply altered visual input sent to my prefrontal cortex. <text:s/>Not all nodes of the neural network are sending action potential cues, so the brain receives some signals it might not be meant to receive as some action potentials are inhibiting mechanisms on things like memories and subconscious imagination. <text:s/>Irrespective of the individual inputs, the picture I contemplate in my prefrontal cortex is the sum total of those 1's and 0's that are fast moving electrical impulses processing input from all parts of my body, from my fingers and cerebral cortex to my eyes and visual cortex.</text:p>
      <text:p text:style-name="Standard">1:56 p.m. - I wonder how the advent of sadistic drugs like Ritalin and the proliferation of naturally sadistic drugs like cocaine affects the evolution of the human race. <text:s/>Subtle environmental changes propagate through the organisms around them as animals have evolved to eat prey in their locale. <text:s/>The Aztecs, Incans, and their South American predecessors lurking where tobacco and cocaine naturally grow were infamous for warring and subsequent mass enslavement of captured nations. <text:s/>However, so were other groups in Eurasia like the Egyptians. <text:s/>In light of alcohol and tobacco use during my mom's pregnancy, I will devolve into a sadistic, hateful human without proper medication. <text:s/>I was left to reach this conclusion for ten years of my own experience despite the U.S. government's hidden knowledge of my disorder. <text:s/>With the massive rise in the quantity and proliferation of novel drugs, including over the counter "remedies" like Benadryl and Tylenol, the human race will evolve in their presence as life evolved in the presence of sunlight, air, water, and even other live cells as food. <text:s/>I have evolved to be dependent on amphetamine to survive, yet others like me born before amphetamine's invention in the late 1800's would not be expected to survive to age ten and would be unable to read even at that age. <text:s/>People can evolve to be dependent on other drugs just as cells evolved to depend on sunlight, air, water, and other live food cells. <text:s/>The brilliant part is amphetamine has far reaching effects that remedy everything in my disorder I need to live a long, healthy life. <text:s/>I wonder if people will evolve to become dependent on amphetamine without the need for prenatal mutation by mutagens alcohol and tobacco.</text:p>
      <text:p text:style-name="Standard">I don't know what someone with my disorder without medication would grow to look like. <text:s/>Somewhere I read people chained to the walls were discovered to be aided by amphetamine. <text:s/>In any case, I don't see the detailed records and case studies of ADHD in any available literature. <text:s/>Despite a lack of knowledge of my recent predecessors and a myriad of affronts by the government and gangs, I expect to live to be at least eighty years old given my excellent track record of maintaining good health. <text:s/></text:p>
      <text:p text:style-name="Standard">4:38 p.m. - Given the chaotic nature of my various neural networks, I expect my death to be more chaotic than my life. <text:s/>As my various action potentials wax and wane in life, so too do I expect the same outcome in death: painful and loving internal wavering. <text:s/>Even through the pain, I always find a way to <text:soft-page-break/>smile. <text:s/>I suppose my mutated PCP2 system is at least partially responsible for that given I could more clearly see such reactions at the beginning of my medicating endeavor back around August 24, 2021.</text:p>
      <text:p text:style-name="Standard">In death, I expect my prefrontal cortex to comprehend in some order of this sort: </text:p>
      <text:p text:style-name="Standard">List 1. A colorful manifestation of a lone woman transforming to women parading across my vision as if they were each parading loving, unique body language, vocalized words, and dances. <text:s/>This would be 3D, realistic visions not in my mind's eye and very similar to my experience at Brian and Raechel's house at like 5 a.m. when I was about 6 years old.</text:p>
      <text:p text:style-name="Standard">2. A blinding white light appearing as a spark, then expanding to a moon and finally to a shining portal of the "afterlife"</text:p>
      <text:p text:style-name="Standard">3. A final norepinephrine, dopamine, and serotonin release akin to MDMA's effect or an orgasm</text:p>
      <text:p text:style-name="Standard">4. An adrenaline rush bringing unmatched clarity. <text:s/>I believe this to be the mechanism evoked when my mother rose from her deathbed for the last time as she frantically reached her shaking arms out to me with her voice shaking out a murmur of "ahahahah" for help. <text:s/>She immediately fell back down and never came back up. <text:s/>This adrenal release should end my ability to communicate with the outside world.</text:p>
      <text:p text:style-name="Standard">5. Bright red (scarlet crayon) or some other mono colored illustrations imprinted into the floor and other surfaces parallel to my eyes' ray cast when standing and looking forward. <text:s/>Traced with smidgens of rainbow outlines. <text:s/>A feeling of victory in battle.</text:p>
      <text:p text:style-name="Standard">6. Dark crimson blood red or some other mono colored, textured imprints in the wall and other surfaces perpendicular to my eyes' ray cast when standing and looking forward. <text:s/>Likely square and falling from some other surface like a woman's period. <text:s/>Prefrontal cortex thoughts might briefly cease. <text:s/></text:p>
      <text:p text:style-name="Standard">7. A sudden poetic or broken realization of various thoughts in the prefrontal cortex</text:p>
      <text:p text:style-name="Standard">8. A soft embrace encompassing my body's contact points no matter the surface it touches, and this could possibly expand to bring a softness to the air embracing me</text:p>
      <text:p text:style-name="Standard">9. Blackened splatters of objects textured into the floor somehow illustrating my natural will to die</text:p>
      <text:p text:style-name="Standard">10. Black hands receding to the environment as my prefrontal cortex loses overall sanity</text:p>
      <text:p text:style-name="Standard">11. Eternal nothingness of my cells and their perception</text:p>
      <text:p text:style-name="Standard"/>
      <text:p text:style-name="Standard">Given death only happens one time, I expect items on this list to mingle and send different holistic information to my prefrontal cortex unlike my perception of them in life. <text:s/>After my prefrontal cortex loses the connections I need to observe myself, life will return to like it was before I had any memories when I was a baby. <text:s/>It's like life as a simple organism like a bacterium or a zygote. <text:s/>These things react to their environment and have mechanisms for feeling things through electrical impulses, but these organisms lack the necessary wiring and cannot observe themselves from a standalone position like a cortex in the human or dog front brain. <text:s/>Pain signals for avoidance and feel good signals for eating can still be sent somewhere for processing in separate and simpler processing centers like a mitochondria or a cell nucleus. <text:s/>This is how I will function when my prefrontal cortex loses all its many connections until rigor mortis sets in about thirty-six hours later. <text:s/>Unfortunately, the entity I consider to be "me" is my prefrontal cortex, and thus I will not last nearly as long into death. <text:s/>Fortunately, the list I made of the positive aspects of dying will keep my spirits high.</text:p>
      <text:p text:style-name="Standard">5:40 p.m. - I applied to Amazon in Seattle.</text:p>
      <text:p text:style-name="Standard">9:58 p.m. - While on my way back from Publix and passing some motel with a latino name, some latino dude in a blue SUV made a right turn and almost hit me (CarMex style) while looking very hard to his left. <text:s/>I'm 99% sure this was on purpose like the several other times gang members have hit or almost hit me with their stupid fucking cars. <text:s/>There was also someone in a white SUV right behind the guy. <text:s/>Just like before, there was no recognition of a problem on the other end. <text:s/>With no horn honked out and no surprise or guilt in their demeanor, this was done on purpose again. <text:s/>I've had people actually accidentally roll toward me with their car, and each time, they appeared apologetic and stopped for a <text:soft-page-break/>second to acknowledge the problem to me. <text:s/>Each time I've recorded this problem, it has been this exact same outcome.</text:p>
      <text:p text:style-name="Standard">11:41 p.m. - Just in case, I'm just going to make sure my worry is clear and just by justification just previously detailed at 9:58 p.m. <text:s/>If I'm unable to care for myself because of an accident, I demand to be immediately put to death and subsequently cremated so that no part of my body can go to the government or any gangsters for any research, especially STD and cancer research. <text:s/>That means some big, white, redneck, hillbilly, straight badass motherfucker has to be the person to do that, and there can be no cells taken from my body.</text:p>
      <text:p text:style-name="Standard">12:46 a.m. - I only have nine days worth of amphetamine left. <text:s/>I never planned for society to drag this along so far. <text:s/>These eighteen months have been absolute shit. <text:s/>I only have so much money, and I didn't calculate myself to last through Christmas, but I did. <text:s/>I also only have about nine days worth of food too since I was a fatass and went through $65 worth of chili dogs in four days. <text:s/>I had $135 to spend on food today, which is really about eight days worth of food. <text:s/>This is going to suck a lot. <text:s/></text:p>
      <text:p text:style-name="Standard"/>
      <text:p text:style-name="Standard">January 12, 2022: The culmination of the denial of food and medicine to me is an act of attempted murder in my eyes. <text:s/>Using money to slowly murder someone is more evil than doing so by forcing a singular bullet through their brain. <text:s/>The torture to which I have been subject for an unknown period of time is unacceptable. <text:s/>How many of those folk from Georgia Tech, Verizon Connect, 589 Elmwood DR NE, Intown Suites, and ESA were sent to torture me after my mom died 5 years ago? <text:s/>How many people and how much media were forged to send me to this exact situation I've been detailing for years now? <text:s/>How much money was spent to beleaguer me in a swarm of premeditated lies and falsely reassuring media? <text:s/>Besides the U.S. government, Bloods gang, and some unknown latino gang, what other organizations and individuals have planned for my life to end up this way? <text:s/>The plan of these folk has been to sadistically torture me, infect me with disease, and extract every medical value from me without so much as a hint of good will, and I've proved this over years of time without any acknowledgement of wrongdoing and restitution on the part of those folk. <text:s/>While I am stalked and staked out by the rich, they goad me to offer some hint of retaliation so it may be used against me despite the right to vent in my home. <text:s/>The rich hoard and harbor secrets of my ADHD disorder and past flaws so they may laugh at me and watch my misery grow as I continue to realize the horrid weight I have carried for twenty-six years.</text:p>
      <text:p text:style-name="Standard">12:46 p.m. - The feigning of good will by the rich in the form of "hot" then "cold" actions, opposites of good will and ill will, is made ever easier as the population increases, and one person can negatively behold this act through people in the thousands in every day city life. <text:s/>This is furthered by a person's natural will to live, and this will to live will likely remain in embers rather than a conflagration due to trickle down economics and freebies based on excesses generated from economies of scale in business. <text:s/>This problem of irrationally continuing an overall futile life is also compounded by trickle down knowledge from the largest collector of that information: the person's government. <text:s/>A Christian person continues to live as a destitute, depressed slave as it is rigorously taught every Sunday that suicide is immoral and the only way to a manufactured "heaven" is working even harder for the imprisoning despots. <text:s/></text:p>
      <text:p text:style-name="Standard">This manufactured consent of human slavery has been approaching my home's door for years now, and I will never consent to be a puppet of the wealthy. <text:s/>My life as documented here is the world the folk around me preach to be the future salvation of humanity. <text:s/>It is said, "the journey matters more than the destination", but in this instance I note my future destination is more important than my journey.</text:p>
      <text:p text:style-name="Standard">3:18 p.m. - I read yesterday in this article, https://www.jneurosci.org/content/28/36/8873, my inhibitory PCP2 mutations give my brain faster visual processing by severing some unimportant connections (and possibly inhibitory connections for filtering imagined thoughts) and allowing action potentials to travel faster through my neural network. <text:s/>I read the response to light in the brain is 30% faster. <text:s/>This results in the light information moving through the prefrontal cortex 30% faster as the brain's capacity for light <text:soft-page-break/>information has not increased. <text:s/>Perhaps this significantly contributes to the slow motion effect of the adrenal system. <text:s/>It certainly contributes a little since my brain is moving faster but the outside world is not, but I don't have data to show how much, and the results are mystified and certainly not 30% because the complexity of the neural network encompasses more than light data. <text:s/>I'd need another article to back that up, but the results make sense given the results of my "hunger strike" and previous adrenal responses.</text:p>
      <text:p text:style-name="Standard">4:06 p.m. - Not long ago, about an hour into the amphetamine experience, I could see rainbow hands with white innards going from an outstretched palm to point fingers at the bowl of abv I was about to smoke. <text:s/>I'm definitely still feeling the aftershocks of the government mandated "hunger strike". <text:s/>Ece Onay mentioned something about her mom leaving her without food and hitting her and stuff. <text:s/>I wonder if she was talking about this government experimentation on ADHD. <text:s/>She knew a bunch of stuff she was hiding from me as have many people in my life over the past 5 years.</text:p>
      <text:p text:style-name="Standard">I wonder what evolutionary traits would be genetically passed down if I had a kid with some woman. <text:s/>Evolution dictates the traits improving survival and happiness would be passed down and those traits inhibiting survival and happiness would be discarded. <text:s/>My comprehension and motivation problems would be reduced, and DNA in my sperm would be more likely to retain the speed advantages of mutated methods of discarding connections in systems like PCP2 and various acetylcholine systems. <text:s/>I've been hesitant about thinking hard about having children, and I've been on the side of the negative for a while, but I think given my recent discoveries and analyses of my disorder, my curiosity has been piqued enough that I'm now leaning toward having one kid by getting some cute woman pregnant. <text:s/></text:p>
      <text:p text:style-name="Standard">Of course, given my disorder, I'd have to research with this lady how to generate the highest quality sperm cells. <text:s/>I'm sure using my medication of amphetamine for about three months would be the best idea to ensure my sperm cells are taught to perform properly like the cells in my brain and the rest of my body. <text:s/>I think a longer period of medicating would change the outcomes of inheriting things like my PCP2 system's mutations, the effects of which have been reducing steadily since their peak about six days after I started medicating. <text:s/>Perhaps there are other "subtle" things like ingesting caffeine through sweet tea that would drastically affect the outcome given caffeine intake enhances my inhibitory acetylcholine response. <text:s/>The timing of the sex with a woman during amphetamine treatment would likely also drastically affect the outcome. <text:s/>I think it would be best to procreate at about 3:30 p.m. given the half lives of the two amphetamine isomers in the body. <text:s/></text:p>
      <text:p text:style-name="Standard">My goal is to find a sustainable career, find a girlfriend and wife her up, and then settle down in the suburbs of Seattle. <text:s/>I'm metaphorically doing that right now in my post "hunger strike" situation of using my amphetamine "job" for rebuilding parts of my deconstructed "womanly" dopamine system, especially brain dopamine systems since bodily dopamine systems are needed for physical movement to capture prey.</text:p>
      <text:p text:style-name="Standard">I've been having my dog use the bathroom in the bathtub since I've been exiled. <text:s/>He doesn't have to go as much anymore, and I'm assuming given dogs' protective evolutionary domestication, Breezy is somehow responding to my lack of assurance in my future with food and medicine.</text:p>
      <text:p text:style-name="Standard">7:39 p.m. - I take pride in my striving, and I tend to ignore the incoming action potentials signaling my disappointment in the faults of my environment. <text:s/>I have nothing to gather from the outside world other than my inevitable decline at its hands, yet I continue to find inner strength in my cells' resolve for my inevitable welfare through death's inclining decline.</text:p>
      <text:p text:style-name="Standard">1:10 a.m. - I took an hour long nap that concluded at 10:30 p.m. <text:s/>After that, Breezy peed a little outside the bathroom in defiance. <text:s/>Then he wouldn't get out of the tub. <text:s/>I also ate a ton of chili dogs and Nutty Buddy bars. <text:s/>I assume this is result of my "hunger strike" aftershocks of unknown biological origin in Breezy's eyes and mine. <text:s/>There are so many mechanisms in the body, but considering sadistic, smart people with inside knowledge like to piss in people's faces and revel in their debauchery, I assume the human growth hormone effect of cutting weight in the face of adversity has some merit.</text:p>
      <text:p text:style-name="Standard"/>
      <text:p text:style-name="Standard"><text:soft-page-break/>January 13, 2022: 7:35 a.m. - I woke up at 6:40 with an awful omnipresent headache on the front right side of my head extending from the top to just above my right eye. <text:s/>It's starting to finally go away now. <text:s/>It still hurts a little, but I expect the pain will be gone in a few minutes. <text:s/>This is because the people around me watched me get infected and starve.</text:p>
      <text:p text:style-name="Standard">7:40 a.m. - Now the pain is centering just behind my right eye like something out of that shitty Saw movie where the key was behind the guy's eye.</text:p>
      <text:p text:style-name="Standard">7:42 a.m. - Now the pain has moved back up an inch or so above my right eye. <text:s/>I still see red slashes everywhere.</text:p>
      <text:p text:style-name="Standard">7:44 a.m. - Now the pain has recentered behind my right eye. <text:s/>Last night, I had a pain behind my left ear for like ten minutes. <text:s/>This isn't worth my time. <text:s/>Given I'm running out of my amphetamine remedy in like a week, much to the delight of those spying on me, it's not worth my time to continue living. <text:s/>Life sucked these past eighteen months, but I'm not willing to continue any of these Neo Nazi Nagger American experiments.</text:p>
      <text:p text:style-name="Standard">7:47 a.m. - The pain has decreased a lot since I woke up, but it feels like I stubbed part of my brain on the desk like I would stub my toe. <text:s/>When I woke up, it was a lot worse.</text:p>
      <text:p text:style-name="Standard">7:50 a.m. - The pain increased a lot all around my eye and the front right of my head, and now it's receded to feel like I'm brushing the front right side of my head next to my hair bangs against a rough 2x4 piece of wood. <text:s/>It's like that Halloween II movie that came out last year where the community beats the shit out of me from afar by spewing nothing but shit from their mouths and offering no sustainable future to help me. <text:s/>It's also like they're spewing, "Why I oughta ___" statements at me with no recognition of the consequences while waiting to use those same statements against me when I come up with them in my venting room wherein I'm allowed to rue the ruling sadists like Bruce Willis maneuvering on feet cut by broken glass.</text:p>
      <text:p text:style-name="Standard">7:53 a.m. - The red slashes are maximizing across my field of vision. <text:s/>They tend to maximize about 55 minutes in to my medicating period, which makes sense given the mostly tandem necessity of the NE and DA systems. <text:s/>With these slashes, the pain is actually alternating its existence as I realize I can feel good inside.</text:p>
      <text:p text:style-name="Standard">7:57 a.m. - The pain is coming back now to my right temple and dripping across and down to my right eye like the flowing blood that appears to drip down my eyes.</text:p>
      <text:p text:style-name="Standard">8:02 a.m. - The pain is waxing and waning since about 7:47.</text:p>
      <text:p text:style-name="Standard">8:04 a.m. - The pain fluttered back to the center of my forehead where it is now forcing itself down in a waxing and waning manner as the pain is still much worse and omnipresent in my temple. <text:s/></text:p>
      <text:p text:style-name="Standard">8:21 a.m. - Any sacrificed mechanisms in my body which are dependent on amphetamine training to function must be rebuilt and also retrained, making my return from injury more difficult than the common folk. <text:s/></text:p>
      <text:p text:style-name="Standard">8:30 a.m. - It feels like a half centimeter diameter and five centimeter long wire is being pressed across the inside of my right temple and trying to travel to my eye. <text:s/></text:p>
      <text:p text:style-name="Standard">8:32 a.m. - Now the pain has centered on my right eye again and dissipated from my right temple. <text:s/>Now it's alternating again.</text:p>
      <text:p text:style-name="Standard">8:52 a.m. - I drank some preworkout since it's stronger than sweet tea. <text:s/>It seems to help a little bit with the pain. <text:s/>Weed doesn't seem to do much unless it is used when both isomers of amphetamine are still in effect. <text:s/>Even though I'm coming down from the dextroamphetamine, it's still working to recover the sacrifices I made during my "hunger strike". <text:s/>I can feel it working as it is easier to peer into the outside world again, but my head still hurts. <text:s/>My hands still feel like they're missing pieces and are shells of their former selves. <text:s/>I'm still in survival mode wherein my adrenal system takes number one priority. <text:s/>The soles of like five of my socks have been rubbed out because of the changes in my feet.</text:p>
      <text:p text:style-name="Standard">10:01 a.m. - My right temple still hurts. <text:s/>Given I only have about a week of food and amphetamine left to help myself, I expect my situation to continue to get even worse as the sadists continue spitting in my face. <text:s/></text:p>
      <text:p text:style-name="Standard"><text:soft-page-break/>10:34 a.m. - The pain lingers but it is less than it was at 10:01 a.m.</text:p>
      <text:p text:style-name="Standard">11:55 a.m. - I've found lots of grammatical errors and inconsistencies in my previous job applications. <text:s/>I've noted them and received no response on my previous applications. <text:s/>I'm still seeing these barriers to entry in the software industry as similar to those barriers to entry in the voting world. <text:s/>It feels just like my time at Verizon Connect where the employees are more enthralled with screwing up the lives of those around them than making a good product that helps people. <text:s/>That statement by that latina woman to Teja at Verizon Connect sticks out to me: "We're not going to try are we?" <text:s/>The entirety of the computing world appears broken, and it looked like Verizon Connect was filled with egotistical shit spewing coke and meth heads. <text:s/>You can't get anything through to them because their DAT and NET are blocked, forcing an uncaring rerun of some parts of the human neural network. <text:s/>Another thing is this one guy said, "Are you blocked?" <text:s/>He definitely had multiple meanings there when he said it. <text:s/>Another weird thing that was said to me by some dude who narrowed his eyes was, "Whatever makes you feel complete." <text:s/>A lot of created software is probably created by cokeheads wishing to confuse other developers. <text:s/>The world of job applications is a cokehead's dream for screwing people over for twisted, drug enhanced pleasure.</text:p>
      <text:p text:style-name="Standard">As it can be easily shown by the differences in my moral standing and those around me who use things like methylphenidate, Vyvanse, cocaine, meth, etc, the world needs to get rid of these crappy drugs and replace them with the gold standard, racemic amphetamine. <text:s/>It has been proven to create a healthy balance in ordinary folks' lives. <text:s/>There could be very, very rare cases like Down Syndrome where methylphenidate or Vyvanse could help disabled folks more than racemic amphetamine, but it certainly wouldn't apply to anyone I've engaged with in my life. <text:s/>If someone actually has a problem with their DAT, NET, or dopamine releasing mechanisms, focusing on that creates an imbalance where the final action potentials being analyzed in the prefrontal cortex do not have a trace of morality. <text:s/>Some action by equal combination of levoamphetamine and dextroamphetamine will force the brain to create the right generating action potentials and inhibiting action potentials to create a final, morally sound thought in that person's brain. <text:s/>Adding those sadistic elements like cocaine later would cause a person to become a more intelligent sadist, which is not the goal of a moralizing, sustainable pharmaceutical industry.</text:p>
      <text:p text:style-name="Standard">I still want to get to a stable financial position so I may push for that overhaul of the medical industry. <text:s/>If I'm unable to advance that cause, I can still make sure my disorder is redefined and the likes of methylphenidate, Vyvanse, and methamphetamine are not being used by the government under the label of me and my disorder ADHD.</text:p>
      <text:p text:style-name="Standard">1:43 p.m. - The pain behind my right eye reappeared again. <text:s/>I wonder how long this will go on for the satisfaction of the Neo Nazis around me? <text:s/>Clearly this isn't the first time the government and other gangs have performed this experiment as I can observe by watching things like Saw and Always Sunny. <text:s/>Who were these other people with ADHD? <text:s/>Was it really back in the 70's that this other person died? <text:s/>Did they really perform the same twisted Neo Nazi experiments on that person with ADHD back then too? <text:s/>Is this just a corroborating experiment for some poor woman with ADHD who suffered at the hands of a Neo Nazi American military back then? <text:s/>What gives with the creepy abortion clothes hanger, holistic binding problem of EXIT, two lamps and Rolodex, cowboy hat (calcium channel?), and other various references to amphetamine and my disorder? <text:s/>How many other mentally ill people, poor folk, and drug addicts have been subject to the same Neo Nazi experiments? <text:s/>How many more will be subjected to this torture as I have for this unknown period of experimentation of at least a few years? <text:s/></text:p>
      <text:p text:style-name="Standard">5:17 p.m. - My right temple still hurts. <text:s/>How much money did the government, Hollywood, and various gangs spend to keep the world in the dark? <text:s/>How many fake mustaches (MA Stashes of headbutted broken glass if Family Guy's Where's My Money segment is to be believed) has the government put on the people around me to keep me and my mom blind to the problems in my life? <text:s/>Looking at the skullfucked by drill bit cover of Pantera's Far Beyond Driven and at the head bowed and gashed The Fall of Ideals cover by All That Remains, I don't know what will happen if I stop using amphetamine at <text:soft-page-break/>this point after going through all that shit these past few months. <text:s/>The results of the government mandated "hunger strike" make me think I can't afford to take that chance. <text:s/>Also, there's another "hunger strike" coming up in a week at the government and cronies' will as I sit here in this weekly motel. <text:s/></text:p>
      <text:p text:style-name="Standard">11:17 p.m. - I've been thinking about my amphetamine exit strategy since the weird hunger strike stuff started happening and I was watching Bleach, which seems to also harbor these awful STD PCP2 experimentation ideas. <text:s/>With a name like Ichigo, it really comes together. <text:s/>Anyway, I don't think it would be safe to use my current go to strategy of the far reaching and metabolizing MDMA as an exit strategy when I'm still recovering from this strange "hunger strike". <text:s/>I'm unwilling to medicate with anything other than the gold standard of racemic amphetamine. <text:s/>Too much weird stuff has been going on. <text:s/>I think some mechanism of MDMA could interact with these unknown parts of my neural network and kill me like when I tried to come off amphetamine with MDA, kinda like the second E in that sign shot in The Texas Chainsaw Massacre 2. <text:s/>The weird stuff I see about the EXIT sign in that movie has me on edge about my neural network's future state without amphetamine too since my world has been somewhat shattered into the red slashes that make up that sign. <text:s/>The silence from the outside world on the matter has my mind made up.</text:p>
      <text:p text:style-name="Standard">I'm still seeing blue lattices and red slashes, having trouble enjoying eye contact, don't want to watch the entirety of The Texas Chainsaw Massacre 2, and desire to watch and listen to short clips and music. <text:s/>I still skip through and repeat music a lot. <text:s/>I was rather lost in the blue lattices in the wall for a few seconds, similar to when the "hunger strike" first started. <text:s/>It was quite mesmerizing watching the giant red squares and stuff forming but definitely not as mesmerizing as that blue A I drew in 3D space. <text:s/>Nothing was really ever as mesmerizing as when I danced with the rainbow women as a kid. <text:s/>I really thought they were real, but Brian said there were no such thing as ghosts and to go back to sleep. <text:s/>I thought I buried them with six years of amphetamine medication at the behest of my mom, but now that I've seen such amazing things recently like a rainbow talking conjuring of that cute girl Taylor at like 6 a.m. at the end of August 2021, I think I'll get to see a parade of pretty women again when I die or later in life as my disorder and related benefits progress. <text:s/></text:p>
      <text:p text:style-name="Standard"/>
      <text:p text:style-name="Standard">January 14, 2022: 7:29 a.m. - I don't have any head pain when waking up today. <text:s/>I feel the middle of my forehead tingling in a good way. <text:s/>These alternations of feelings of adequacy and inadequacy in my head are likely the result of retraining my rebuilt dopamine system and other sacrificed company. <text:s/>What does my hypothesis about my calcium channel have to do with this?</text:p>
      <text:p text:style-name="Standard">7:40 a.m. - The tingle drifted into a slight pain in my middle forehead. <text:s/></text:p>
      <text:p text:style-name="Standard">7:43 a.m. - Lattices and lines are still randomly appearing and moving everywhere, and red slashes are starting to appear again. <text:s/>Sometimes a rainbow smiley face briefly cracks open again. <text:s/>The government and related gangs have been waiting for all this to happen. <text:s/>Clearly, someone has done this exact same experiment before. <text:s/>The random white guy who disappeared two months ago "Mark Tommy" and some black lady working here both separately asked me, "Do you pick up your hair after your dog?" <text:s/>Who are these folk and why do they celebrate my torture?</text:p>
      <text:p text:style-name="Standard">7:58 a.m. - It feels like my center forehead is expanding a rod and creating outward pressure. <text:s/>I wonder what's going on in there. <text:s/>All I know is that I'm macroscopically making forward intellectual progress. <text:s/>I don't know the microscopic details of the various systems I'm enhancing like the NE and DA systems.</text:p>
      <text:p text:style-name="Standard">9:10 a.m. - I think these corporations are using my poor background as a justification to not hire me. <text:s/>I'm being held down by various organizations but most of all the government, and these corporations likely see my various expositions as a justification to sadistically poke at me while watching me slowly die over these eighteen months. <text:s/>Every time I bring up ADHD, the topic gets changed or there is straight denial of my claim despite my massive amount of evidence supporting this fact. <text:s/>I need to bring it up all the time because the facts I could have used about my future have been purposely withheld by the government, leaked to gangs, and it's being used against me as a weapon of knowledge.</text:p>
      <text:p text:style-name="Standard"><text:soft-page-break/>10:07 a.m. - I've gotten lots of strange phone calls. <text:s/>I think the government is sending out AI powered phone calls and half retarded personal phone calls to do alleged "wellness checks" and basically ruin people's lives by spamming them not only outside their home but inside their home. <text:s/>It's probably similar to those weird fat black ladies who drove up beside 589 Elmwood DR NE to ask me where some church was or something. I was letting my dog pee at the time. <text:s/>I was worried they were going to try to back up and hit my dog and pretend it was an accident like so much of the other shit that's happened to me. <text:s/>Their intent was obviously to do something else. <text:s/>Every time, they claim it was an "accident" or coincidence the maintenance guy did X thing wrong or some random homeless creep or government guy pretending to be homeless approaches me at the most convenient of times. <text:s/>I had the same problems when the people here at ESA locked me out about at the beginning of January. <text:s/>All of a sudden, I was approached by a ton of homeless people just like when I left Intown Suites. <text:s/>I think one of them was a fake homeless guy because he was fat. <text:s/>Other fake homeless people are easy to spot because they don't talk like they have any actual personal issues on their mind.</text:p>
      <text:p text:style-name="Standard">12:57 a.m. - After destroying my life over 10 years with radio silence on the part of the U.S. government, the purveyor of my medication, they have now destroyed my life again through this "hunger strike". <text:s/>I made heaps of sacrifices to get my coveted college degree as a first generation college graduate in my actual family (not counting my "father" Bonnell Love). <text:s/>My mother lay dying as I typed up papers, attempted to positively carry on my life, and hoped to spend Thanksgiving with her, only to find her on her deathbed 13 days later. <text:s/>Looking back, I wished I could have somehow given her some weed to help with her cancer in those couple years since I had discovered its cancer inhibiting effects. <text:s/>Instead, the government watched me as I watched myself waiting to see if my ADHD was rearing its head or if I was just in a sad rut or depressed. <text:s/>It would have taken some convincing since she brought it up during 2015 Christmas break and was worried about weed affecting my efforts toward a college degree. <text:s/></text:p>
      <text:p text:style-name="Standard">Since that day October 29, 2016, I have lamented never reaching a solid economic shelter in life so that I could afford her the same luxuries which I enjoyed. <text:s/>I wanted to get her a house and help her cancer with weed. <text:s/>I wanted to convince her to become an atheist with some sort of presentation of a sequence of rational arguments that were nigh irrefutable, which I've somewhat gathered now on my website. <text:s/>Unfortunately, I had neither the knowledge of my disorder nor the economic standing to accomplish such a radical task. <text:s/>It's rather painful to remember the emptiness I held in my own eyes as my mother beheld me one last time. <text:s/>It's even more painful to remember the emptiness that swelled and scattered my neural networks into internal disorder of incomprehension, uncaring, despair, and delusion. <text:s/></text:p>
      <text:p text:style-name="Standard">Even now the lack of economic action on the part of the people around me has created the "hunger strike" imbalance in my neural networks such that I am even less motivated to interact with the outside world. <text:s/>This lack of action by those familiar with my disorder in combination with the mystification and demonizing of my disorder and its amphetamine remedy has created a feedback loop where people unknown to my situation disregard and affront me in the assumption I am an evil drug user because of the way I look and strangely interact with people who bullshit me. <text:s/>This caters to the sadists who know of my disorder and use it to push their agenda of using my name and disorder for false remedies like methylphenidate, dextroamphetamine, and methamphetamine. <text:s/>I have not found one single person who has acknowledged the legitimacy of my claims even though I have pushed peer reviewed research along with my anecdotes. <text:s/>The denial of science in the name of fearmongering and warmongering is an incompetence perpetuated by the religious zealots who make up the majority of the government and uphold the military's use of powerful, sadistic drugs to accomplish their thieved lightning wars. <text:s/></text:p>
      <text:p text:style-name="Standard">Despite my efforts to overturn such things, my good intentions are withheld due to the intentional economic instability cast on me by the government and gangs in the age of mass communication via the Internet. <text:s/>Meanwhile, the government continues to abuse their system of hiding behind my disorder while simultaneously denying its existence, instead chalking up my issues to evil desires, self diagnosed confusion by the mass media, or a misdiagnosis of some other disorder.</text:p>
      <text:p text:style-name="Standard"><text:soft-page-break/>My cousin Jonathon Lee is in the army reserves. <text:s/>He sends me this text over and over: "WTF!" <text:s/>No matter my attempts to explain the issues of my disorder, that's the final answer I get. <text:s/>My aunt Vickie Lee and cousin Crystal Elkins shy away from communicating with me and also lie to me even through all my hardships. <text:s/>What is my alleged father's role in all of this? <text:s/>Did he know of any of the things going on here with my disorder? <text:s/>Why did he shy away from me his whole life? <text:s/>I never spent much time with him, and eventually, he moved to Florida without telling anyone and my mother and I never saw him again. <text:s/>We actually went to his house with Bruce once and knocked on the door and stuff. <text:s/>We waited like 30 minutes, noted the old Jaguar car wasn't there anymore, and then left. <text:s/>That's when my mom found out that house was sold. <text:s/>My mom said he was addicted to pain pills like Codeine, so I assume that's why. <text:s/>Although he was shy, he didn't seem to have any ill will toward me when I briefly hung out with him as a kid. <text:s/>I still don't know why my life has been held in pieces ever since I've been held in my mother's womb.</text:p>
      <text:p text:style-name="Standard">3:19 p.m. - I now have just about six days until I run out of amphetamine, at which point I don't know what will happen. <text:s/>I suppose it's part of the government and gang experiments which are being done on me, but those strange red NMDA lines are in other works of art. <text:s/>I'm worried I'll die if I suddenly cease my amphetamine medication and regress my body. <text:s/>My addiction is strong enough to unleash an adrenal response, and in my condition with unearthed and unknown parts of my neural network regressing in such a pivotal moment, that could kill me. <text:s/>As for this result, "It's in the air." <text:s/>It's what the public demands. <text:s/>I'm sure they have a lot more requests that I don't want to fulfill. <text:s/>They've left me to die here. <text:s/>Clearly, this is their plan since I "still have to pay" according to "Mark Tommy". <text:s/>I'm not sure what will happen, but by my own creed I am not allowed to falter here for some god forsaken false oath of fealty to the slave drivers lurking just outside my door. <text:s/>The situation somewhat reminds me of My Apocalypse by Escape the Fate. <text:s/>How much did these stalker government and gang folk pay for that fake My Apocalypse MUsic Stash? <text:s/>I don't even know much about the muscarinic system, but I'm sure the folk who wrote the song Make Up know something about my disorder as they've deceived the whole world for their selfish desires and my expense. <text:s/>How much have I paid by believing there were people out there just like me? <text:s/></text:p>
      <text:p text:style-name="Standard">6:15 p.m. - That song 15 Pieces of Flare by The Amity Affliction, Two Weeks by All That Remains, and Obliviate by That's Outrageous (especially since it's followed by the track Vyvanse Trance) as well as their album art covers remind me of this current situation after the "hunger strike". <text:s/></text:p>
      <text:p text:style-name="Standard">7:49 p.m. - I've been having to take a shit and farting a lot over the past few days. <text:s/>Sometimes it feels like there's pressure at the bottom of my ass yet no shit. <text:s/>Every abnormality in my body has me wondering if it's related to the "hunger strike" and its interaction with my ADHD. <text:s/>A pleasant flash freeze of a cool sensation went over my whole body as I waited to take my medication at 7 p.m. <text:s/>It didn't really feel in place with my outside environment. <text:s/>I'm not too sure on the specifics of why such a rapid temperature drop and then return to normal would occur. <text:s/>Something about it made me feel good, but I'm doubtful of the authenticity of this reaction beyond delightful surprise unless I feel it again soon. <text:s/>If these two things are mechanisms related to the "hunger strike", I'd certainly like to learn about them.</text:p>
      <text:p text:style-name="Standard">8:41 p.m. - I've noticed after images lingering around. <text:s/>When I dart my vision away, sometimes the face of the girl on my laptop wallpaper will linger and stray away from the computer screen as a rainbow face. <text:s/>As I drink my extra steeped sweet tea, a tingling moves smoothly down the top of my head to my center forehead and another stronger electric tingling moves more erratically down my left temple. <text:s/>My body got a little colder when I drank the sweet tea, but it wasn't like before. <text:s/>Earlier, perhaps it was the combination of several bodily mechanisms I experienced in tandem with the cold shiver.</text:p>
      <text:p text:style-name="Standard">10:00 p.m. - Insofar as I can see, it's over for me unless someone has the common sense to help me with the combined problems of my ADHD, "hunger strike" aftershock, and declining medicinal amphetamine provisions. <text:s/>The intentions of those outside this room are to imprison and enslave me hither or thither. <text:s/>Those intentions have been made clear ever since I banged that stripper. <text:s/>The ill will <text:soft-page-break/>of those around me has only appeared to increase as they continue holding me here in poverty against my will. <text:s/>Over these past eighteen months, I've repeatedly asked to trade my consistent labor for my fair share of a sustainable future. <text:s/>Since then, I've steadily enhanced my software engineering skills, demonstrated that on my portfolio, and learned a ton. <text:s/>This doesn't matter to anyone around as I have been ignored, vilified, and shamed for some unknown reason. <text:s/>I now have five days or so before I will once again starve to death, but this time I will also be drained of my medication in light of my drastic transformations due to starvation with only two weeks of recovery. <text:s/>Nobody has made any effort to reach out to correct these issues impacting not only me but everyone in the world who is demonized for eating Adderall for performance enhancing effects. <text:s/>There's that dumb propaganda film Take Your Pills which casts a terrible light on me and my disorder. <text:s/>Is this the government's idea of playing chicken with me under the assumption I am lying about ADHD? <text:s/>Is this some twisted way of making me "pay" through torture and art under the assumption that I am a miscreant abusing the name of a rare disorder? <text:s/>I make the claim the real miscreants here are those antagonizing me in this moment and abusing the reputation of me and my disorder.</text:p>
      <text:p text:style-name="Standard">11:44 p.m. - How many of my body's cells were murdered as a human sacrifice for these rich folk swarming me to reap my cells of their evolved medicinal advantages graciously gifted by deceased mother? <text:s/>I love myself and thus I love my cells, and now I have been defiled by this city. <text:s/>I will continue to love myself no matter the end result of this short sighted experiment. <text:s/>I will not take the chance of faltering in the near future. <text:s/>I must take swift action to remedy this situation despite the unending encroachment of the viruses called the "human strain". <text:s/>Despite Hitler's prowess and support, even his advance was ended in the overconfident frigid march to Stalingrad. <text:s/>I think I am being forced to play the role of "Lil Hitler" as I detail my own personal struggle, "Mine Comfy". <text:s/>It appears my fate is sealed in the downfall of my food and medicine supplies. <text:s/>I've been reaching out for help, and I've been denied all the way through these eighteen months. <text:s/></text:p>
      <text:p text:style-name="Standard"/>
      <text:p text:style-name="Standard">January 15, 2022: 7:14 a.m. - It is best to focus on the positive outcomes of going AWOL during the reign of an American Neo Nazi ruling class. <text:s/>As a deserter of my medicating schedule, I can still look forward to one last natural jolt of life akin to amphetamine but more revolutionizing and pleasurable than any other life experience. <text:s/>It's like receiving a last natural dose of medicine as my reserves are sent to the front lines.</text:p>
      <text:p text:style-name="Standard">It looks like people are making life altering judgments on my character based on the bullshit they spew at me on a day to day basis. <text:s/>However, that's just like screwing with an autistic person who has social problems and expecting that screwed up social interaction to carry over into their personal life. <text:s/>It's like going into a sanitarium and expecting everyone there to soundly accept your bullshit and play some shitty game of chickenshit. <text:s/>It's like going into a classroom for people who have to use sign language to communicate and then refusing to respectfully interact through bodily communication. <text:s/>My life is like kidnapping latino children at the border, raising them to be eighteen in a shithole concentration camp, and then claiming it's then okay to torture them with human experiments for a few years before dumping them into ignorance and poverty to die in the gutter. <text:s/>I wish I could impart some sense of understanding empathy to my situation so that I may not only receive help but inspire the help of those around me with similarly shitty and contrived situations.</text:p>
      <text:p text:style-name="Standard">10:46 a.m. - Millions of my trillions of loving cells have been trampled, burned, shot by firing squad, and gas chambered as a human sacrifice for the sadistic NANNS (Neo American Nagger Nazi Society) experiments just as the jews of Nazi Germany were corralled for genocide, "Gen O Side" to be somewhat less frank lending knowledge and poke at what I assume is some joke about altering the fucking ring that's called meth. <text:s/>My grandma Paula Josefa Cantrell would be turning over in her grave like the end of The Texas Chainsaw Massacre 2 where the hoe safe ate my racemic amphetamine chainsaw away from its holy river and plunged it to be left eyeing the shithole. <text:s/>That's quite a stretched extended metaphor of Josefa and the chainsawed ending of that The Texas Chainsaw Massacre 2. </text:p>
      <text:p text:style-name="Standard"><text:soft-page-break/>Is the notion of my death at the hands of a combination of an involuntary "hunger strike", ADHD, and abrupt medication cessation merely a terrorist act on the part of my antagonists? <text:s/>If that is true, this is simply a short sighted act on the part of thieving criminals seeking to steal the value of my cells with as little regard as they have in stealing their own cells' value through the shitty, sadistic prescription drugs like methylphenidate I seek to abolish and other damaging things like alcohol, tobacco, boxing match warfare like boxing and football, and overeating to get fat.</text:p>
      <text:p text:style-name="Standard">1:16 p.m. - Elaborating on the destruction to society caused by methamphetamine, both clandestine production and government sponsored production using my name and disorder of ADHD, I assume at least some of what these folks are after is visualized by the album art of In Dreams by After the Burial and the darkly consumed light of Franklin from The Texas Chainsaw Massacre 2. <text:s/>The excessive dopamine output and lack of an inhibiting mechanism by meth and newer drugs (possibly like A-PVP) saws into the body, allowing many hidden mechanisms to be unearthed and subsequently destroyed or abused. <text:s/>This can create the sadistic types like Hitler, the melted uncaring folk like many homeless, and even pedophiles by altering the natural mechanisms involved in child care and sex. <text:s/>The government is trying to maintain these things using ADHD as a cover for its Desoxyn prescription, which I'm sure a high ranking politician like Prince Andrew or a wealthy socialite like Jeffrey Epstein would have no issue obtaining. <text:s/>It's only approved for 5 mg, but it would be easy to forge the documents and siphon more of the drug from the documented, restricted medical output. <text:s/>It would also be easy to masquerade illicitly produced meth as prescription Desoxyn, and no tricks would be needed for the medical records. <text:s/></text:p>
      <text:p text:style-name="Standard">I'd like to see it banned for civilian use unless it has a legitimate hidden medical use for things like an STD like I've discovered with the PCP2 system and my current unknown STD, but why would such a far reaching, toxic chemical be needed when there are more precise, novel drugs to achieve inhibition of virus growth? <text:s/>As for the military use of the chemical to speed up some physical processes in the brain and body by utilizing mechanisms uncovered by slicing into the body with excess dopamine, I think the same argument could be applied since the general serotonin releasing action could be eliminated and should be replaced by a selective 5HT-2A agonist action to speed up reaction time. <text:s/>Irrespective, I'm not aware of what the military productively does these days nor do I wish to interfere in their actual job of nation defense. <text:s/>I know the military people bang prostitutes a lot, so I'm sure many of them have a stake in using me for medical research. <text:s/>The CIA was banging Colombian prostitutes and Monica Lewinksy was in the White House, so I'm sure other branches of government have a big stake here too. <text:s/>The U.S. government is currently a giant bureaucracy and a two party system, so organized problems like this are bound to rear their heads as those groups further fraction due to evolving morals concerning rapidly evolving technologies rearing their own problems of misuse. <text:s/>People naturally evolved to work together, but despite my acknowledgement of my good intentions I have been held down my whole life by this principle, from my early years on Adderall to my current "hunger strike" problem. <text:s/>I don't see anyone coming to help me from any side. <text:s/>I want to trade, and these folk wish to steal.</text:p>
      <text:p text:style-name="Standard">Unfortunately, I have $50 to my name and only five days worth of medicine left. <text:s/>I'm royally screwed, and despite my efforts to intellectualize the attitudes of society to me, my message has failed to penetrate the massive walls society put up. <text:s/>My anecdotes and collected research papers have failed to impress the believers who disregard my science and history for their own selfish persuasion.</text:p>
      <text:p text:style-name="Standard">3:49 p.m. - I still see red slashes forming across my vision.</text:p>
      <text:p text:style-name="Standard">4:23 p.m. - My eyebrows tingled in a line across them. <text:s/>Then my center forehead is tingling in a circle again. <text:s/>My right eye felt like it was increasing in density along with that</text:p>
      <text:p text:style-name="Standard">4:25:39 p.m. - The forehead tingle lingers now while the eye sensation has dissipated. My temples have started tingling down in a line again. <text:s/>This increased in size to be a rectangle now.</text:p>
      <text:p text:style-name="Standard">4:57 p.m. - My status as a sort of prisoner of war remains constant. <text:s/>For this, I hold deep contempt for the outside world, and that breeds my distrust.</text:p>
      <text:p text:style-name="Standard"><text:soft-page-break/>7:52 p.m. - I'm still very impressed with sweet tea's ability to draw delusions far to near as white hands of shadow folk briefly reach out to me and animals briefly run to me. <text:s/>The objects in front of my eyes disappear to match their background as if I can see through them. <text:s/>It's quite entrancing, and that feeling also waxes and wanes. <text:s/>It reminds me of the exact same hallucinations I would have as a kid at night except I'm not scared of them. <text:s/>Back then, I was on Adderall and Risperdal. <text:s/>I kept telling my mom the Risperdal didn't do anything, and I was on it for years. <text:s/>There was that infomercial on TV about male breasts sprouting in late teen years, so I was paranoid seeing that in high school and college. <text:s/>Thankfully, my weightlifting is the only thing increasing the size of my chest. <text:s/>Unfortunately, for eighteen months, the only thing I've been able to do with lots of force to weight train is explosive pushups.</text:p>
      <text:p text:style-name="Standard">8:52 p.m. - Rewatching ChaoS;HEAd has me thinking more about how this was all set up for me to get this unknown virus. <text:s/>I still don't understand how this has happened and persists in the era of mass communication. <text:s/></text:p>
      <text:p text:style-name="Standard">It's so hard to find imagery of my childhood parade of rainbow women who praised me, conversed with me, and even reached out to hold my hand. <text:s/>I was starstruck when I saw all those women at the strip club because it was reminiscent of that moment, and I hold that as one of my all time greatest life achievements. <text:s/>I always wondered if I would see it again. <text:s/>I thought I had buried it under years of amphetamine. <text:s/>Now, it stands as something I'm grateful I can accomplish later in life and in death. <text:s/>I expect some sort of fancy "regression" in mutated neurons in my network to give me this pleasure after a year or so of medication with amphetamine. <text:s/>It is impossible for my neurons to be what they were before my prenatal alteration, so my mutated neurons will always tend toward the inhibition dictated by their DNA or RNA.</text:p>
      <text:p text:style-name="Standard">I suspect this 3D vision of my desires is mainly manifested as a combination of my inhibiting PCP2 mutations, some acetylcholine inhibition mutation generating colorful solid color splatter in my mind's eye, and the blue air wire acetylcholine inhibition. <text:s/>Of course, I'd expect more things like my mutated NMDA inhibition to be at play here, but the human neural network is complex, and some things have more weight than others. <text:s/>The solid scarlet color of the red ground mask and the golden mind's eye spots appeared to somewhat diminish the impact of the rainbow wires gifted to my prefrontal cortex by PCP2 inhibition, but it's hard to tell without more data. <text:s/>The entrancing and beautiful 3D blue air wire which drew the letter A was an interesting mental depiction of my desire for amphetamine. <text:s/>The same thing was splattered on the ground as I was departing ZBT, but it is a different mechanism. <text:s/>I'm curious what the neural network looks like such that it can render so many different and beautiful images altering the raw light data fed into the human pupil.</text:p>
      <text:p text:style-name="Standard">9:48 p.m. - I'd like to see this file I'm sure the prying eyes of the government and gangs have extracted from me. <text:s/>I'd also like to see the info gathered from anyone else that existed before with ADHD. <text:s/>I could only sit through two episodes of ChaoS;HEAd in this past hour. <text:s/>I still have the attitude where looking into the eyes of someone on the computer screen feels taxing and like I'm doing myself a disservice. <text:s/>I'm unsure of all the mechanisms at play, but perhaps it is entirely a dopamine system problem as a result of the "hunger strike". <text:s/>I strongly suspect my NMDA inhibition is irrelevant in that problem. <text:s/>I think PCP2 inhibition might help to see into the outside world with that lack of dopamine, but I'm unsure how that works out in the neural network. <text:s/>I understand my mutated PCP2 inhibition helps with addiction like my prenatal alcohol and tobacco addiction and current amphetamine addiction, but I'm unsure of how it affects the neural network to help when the dopamine system is damaged. <text:s/>It's still hard to focus on the words on screen when reading the subtitles. <text:s/>I had to involuntarily rewind a couple times. <text:s/></text:p>
      <text:p text:style-name="Standard">Anyway, it was great to have some heroines to save my ass tonight, and that's also the metaphor I like to employ when Mac's dad asks him to smuggle heroin through his anus in the Always Sunny episode Dennis and Dee Get a New Dad. <text:s/>Looking at the red noses in Always Sunny and current problems with wealthy "sexploitation", is there some plot by the government to cast this as some operation to expose <text:soft-page-break/>dirty bureaucrats? <text:s/>Do they intend to blame the entirety of my life's destruction on the Bloods gang? <text:s/>That is certainly not the case as there must be multiple gangs of different races holding hidden information about my disorder. <text:s/>It looks like such a "casting call" came from the top if you connect the lack of information from everyone who could have known what things in The Texas Chainsaw Massacre 2 and ChaoS;HEAd mean to someone with ADHD. <text:s/>I assume the politics of the U.S. is very muddied right now. <text:s/>I want nothing to do with such things since I have traded such natural social tendencies for more independent directives. <text:s/>I still want to settle down with a wife and work on my art until I peacefully die when I'm over eighty years old.</text:p>
      <text:p text:style-name="Standard">11:42 p.m. - The pain is coming back to the pi/4 position of my forehead. <text:s/>It was virtually absent for the rest of today. <text:s/></text:p>
      <text:p text:style-name="Standard"/>
      <text:p text:style-name="Standard">January 16, 2022: 7:25 a.m. - I have enough amphetamine to survive until midday January 20, 2022, after which point I assume the shock from such drastic change will kill me within two days. <text:s/>The entire point of destroying all my exits and assets is intended to "drain", drown, and kill me. <text:s/>The silence on the part of the government and gangs combined with the constant affronts on me from all sides shows their intention to murder me and snuff my inner light. <text:s/>Overnight, Breezy peed a very small amount right in front of the printer I have next to the door to remind me of the evils outside before I exit. <text:s/>Breezy can sense my discontent, addiction problems, and problems with my disorder like low levels of neurotransmitters. <text:s/>This only compounds my worries this is all part of a master plan over twenty-six years to create a massive crash and burn from lack of food and medicine. <text:s/></text:p>
      <text:p text:style-name="Standard">10:07 a.m. - Breezy started throwing pieces of food on the floor while he was eating and I was vacuuming. <text:s/>When I started vacuuming the other side of the room, Breezy took it as an invitation to take a massive, putrid smelling shit that made me puke in the sink. <text:s/>He tries to fuck me every time he senses some specific weakness related to ADHD fuckery. <text:s/>Sometimes he sits in a specific position to try to reminding me to take my amphetamine medicine when it's time. <text:s/></text:p>
      <text:p text:style-name="Standard">11:38 a.m. - Rather than gift my cells and their hard labor for my overall happiness to these pricks, it is more rational and beneficial to society if I return my cells to the Earth. <text:s/>It is best I lay my pride back down to rest at the end of the life cycle's rocky hands which turn toward the sky. <text:s/>I'm going to shovel my own corpse back into the dirt as the intelligent jews of Nazi Germany would have done. <text:s/>This constancy of integrity ensures some light of it will penetrate through the damned winds carrying my eternal blight. <text:s/>The poverty artificially created by the rich has forged this necessity time and time again, and one need only crack open a history book to a random page to find some sort of revolution driven by arbitrary classism: the jewish exodus from Egypt, French Revolution, American Revolution and subsequent civil war, Nazi revolution, Soviet Marxist revolution, the Mexican drug cartel revolution, the Arab Springs revolution, and also the blatant requests I receive for a Sandy Springs revolution that include my stalkers talking of murder in the hope it will convince me to do something illegal. <text:s/></text:p>
      <text:p text:style-name="Standard">I still intend to give back to the community. <text:s/>I intended to impart all my knowledge once I had secured a higher economic standing, but now that I've been backed into a corner, I have to giddily "gity-up" and immediately disperse that. <text:s/>Perhaps it is the intention to use it against me. <text:s/>It matters not for I now have the evidence to prove I must be provided amphetamine on the basis of continuity of my life, and I intend to use my knowledge to deconstruct the sadistic structures placed around me and mystifying the entire world.</text:p>
      <text:p text:style-name="Standard">12:16 p.m. - In regards to my defeat to a bastardized Big Daddy after finally getting the upgraded weak Ballista sniper rifle in Origins on Black Ops II, I take pride in being a cold hearted motherfucker rather than a fire staffed faggot. <text:s/>I don't get all the jokes, especially the ones that pore deeper into the meth and cocaine lifestyles which I can only ask someone to learn about. <text:s/>I only watched half an episode of ChaoS;HEAd before I went back to listening to Always Sunny and typing on my PC. <text:s/>I played Black Ops II, but I'm not sure of the state of my neural network gifting the choice to take that video game <text:soft-page-break/>action. <text:s/>I still haven't returned my happy desire to stare into the charming blue eyes of my scantily clad woman wallpaper or watch The Texas Chainsaw Massacre 2. <text:s/></text:p>
      <text:p text:style-name="Standard">I'm analyzing more reasons I've been vilified and can't find a job to keep my sustainable life. <text:s/>It is a farcical notion perpetrated by the sadistic rich folk that my arrest, brief detainment for forty hours, and incorrect analysis of drugs should preclude me from seeking programming employment. <text:s/>The capacity for a sadist to harm others is much higher in a role that has direct contact or a direct impact on where people roam. <text:s/>For example, a sadistic cook may undercook a meal, a janitor may use toxic chemicals to sanitize a kitchen without sanitizing the area of those toxic chemicals, and a motel employee or landlord has the power to spew shit in a customer's face or create problems like locking a customer out. <text:s/>Doing computing work that is not immediately customer facing (not IT work) is the perfect role for someone who is a sadist as they only need sit by themselves and report their work to a supervisor. <text:s/>Irrespective of this analysis, I'm not a sadist although I can be rather loud and have tried to use that a few times to goad people into revealing what they know about my disorder since they have been hiding it. <text:s/>To expand on this workplace goading, drug addicts who actually need help getting away from everyday temptations of relapse should focus on a job that is not customer facing like computing, which is getting easier with drag and drop interface like that in Android Studio. <text:s/>The potential results of this job blockading system are contradictory to its noted arguments.</text:p>
      <text:p text:style-name="Standard">Maybe my past failures are being used against me despite the difficulty in rectifying a disorder with a severity that is denied by society. <text:s/>Perhaps these religious folk see it as some sort of ironic punishment to pass to me which will then be continued in their manufactured "hell". <text:s/>Where are the rational folk who recognize that pushing someone to do better by encouragement and a positive "stairway to heaven" rather than vilification and negative "shit chutes to hell". <text:s/>This long term destruction of my life over the past eighteen months will stay with me forever. <text:s/>I still wish to move forward, but all silky roads have been blocked, the trains have been filled with pedophilia, the sidewalks wish to stuff me inside their trunks, and my inner prison wishes to fill my carcass with its final janitorial sweeping round.</text:p>
      <text:p text:style-name="Standard">Still on my mind are other things that weirded me out when I was at Verizon Connect which were things said by Teja like, "The stake?" <text:s/>"You're still here?" <text:s/>The super creepy way she said she wanted my fire irked me more than anything, especially since it was in proximity to her terribly forced lie that she was an atheist. <text:s/>It's weird because of the stake mentioned in ChaoS;HEAd and the burning upon the stake mentioned by Slayer in Reborn. <text:s/>I am now burning upon some unknown viral STD stake. <text:s/>Some other dude asked rather strangely a couple times, "Am I in your way?" <text:s/>I'm still convinced that workplace was meant to goad me into breaking the law and fucking my life up even more. <text:s/>Chuck Stickels once said with a weird grin, "I can see you, but you can't see me." <text:s/>"You're by yourself now?" <text:s/>What the hell are all the intentions of these folk who have congregated around me since my mother's death? <text:s/>Was my mother's death five years ago some sort of motherfucking invitation to fuck up my life because these people know I have no other familial support?</text:p>
      <text:p text:style-name="Standard">7:53 p.m. - The rubber man that red faced Mr. War Hero Bubba liked in The Texas Chainsaw Massacre Pt. 2 has me on edge considering it's followed by an armadillo, a symbol of a "hard shelled peppercorn" which is reminiscent of my situation with dismantling and exposing parts of my body like the endless softness feeling which is like the rubber man. <text:s/>Being followed by Mr. Shark, it makes me think the plan is to unleash an adrenal response combined with the "hunger strike" and regression of my work with amphetamine to recreate the shell that once existed above such hidden mechanisms as endless softness. <text:s/>It makes me think they want to use Mr. Shark (adrenal response) to force through what's left of my hard shell Armadillo and destroy me by somehow forcing adrenaline to my softness mechanism. <text:s/>Of course, any sort of abnormal, unnatural response due to amphetamine or other drugs could trigger a deadly reaction in those mechanisms that have been unearthed by the government and gang mandated "hunger strike". <text:s/>The "iron butterfly" of which Mr. War Hero Bubba spoke reminds me of the softness mechanism since it is so close to his words about a "in a vida de gotta baby". <text:s/>The Lefty request record <text:soft-page-break/>is reminiscent of me being left here after banging that pretty stripper named ESi (Easy). <text:s/>I didn't manage to cum back, but she still reminds me of a "golden oldie". <text:s/>Hindsight is 20/20, so of course I'm not mad given I've had many good nights to request from myself over these eighteen months. <text:s/>Thus, I can say I love that part of my past even though it has had horrendous effects these past eighteen months.</text:p>
      <text:p text:style-name="Standard">Irrespective of how I choose to view my past, those warmongering, terroristic Rambo III requests whispered to me certainly should not be whispered on the wind again. <text:s/>I assume the statement, "Music is my life" is in reference to the military's use of civilian entertainers for their ghost writing endeavors. <text:s/>The military uses it to prep by cycling through inciting materials before beginning their war tour. <text:s/>Aside from that, government and gang jazz men who wave jazzing hands to incite me should drop the act and find a better way to carry out their jobs that doesn't have ulterior terroristic undertones. <text:s/>Nobody has time for fifty thousand people in a city to check their asshole every time they go to the grocery store. <text:s/>I don't want to interact with terrorists. <text:s/>One person checking the temperament of your asshole isn't a problem, but having to deal with fake provocative statements every time you leave your room or house is unacceptable and makes for a dead end city. <text:s/>Performing these charades in spite of knowledge of my disorder's mechanistic disdain for such activities is even more reprehensible. <text:s/>Sadistically creating a "hunger games" scenario deems the rich as terrorists just as the Citizens' revolution in France shortly after the American Revolution, and the end result of that is ironically the Reign of Terror to rein in the rich via guillotine. <text:s/>I feel like a headless chicken trying to cross my own personal fork in the road.</text:p>
      <text:p text:style-name="Standard">8:55 p.m. - My wallpaper of the half naked girl likes to wink and move her palmed hand to blow kisses at me with a peace sign while I type. <text:s/>Sometimes she waves at me with a vigorous smile.</text:p>
      <text:p text:style-name="Standard"/>
      <text:p text:style-name="Standard">January 17, 2022: 12:49 p.m. My head hurts in the center forehead and left front. <text:s/>I still see red slashes forming albeit more slowly than before. <text:s/>I don't know how long it will take to heal, regenerate, and train the millions if not billions of my forty trillion or so family of cells were victims of a massively premeditated murder by the Neo American Nagger Nazi Society (NANNS) in the name of selective sadism.</text:p>
      <text:p text:style-name="Standard">1:51 p.m. - The Unit 731 song by Slayer disturbs me about this whole upcoming internal clash due to my government and gang collaborated experimentation problem. <text:s/>I wonder what the government has learned about me using knockout mice and other artificial mutations concerning NE releasing mechanisms, dopamine releasing mechanisms, the PCP2 system, and maybe the calcium channel too if that actually has relevance to my situation as I suspect. <text:s/>I know there must have been someone else before me with ADHD who had similarly exploitative experiments performed on them to learn about the human body. <text:s/>Given the info I read about insane asylums, I think besides the woman that is alleged to have existed in the 70's, there was someone in the 20's discovered around the time of amphetamine's officially documented human use. <text:s/>The amount of mutations in my body makes it easier to isolate them with different environments and drugs. <text:s/>In this way, I regurgitated some hidden knowledge about the NMDA and dopamine systems by being starved close to death. <text:s/>That preexisting knowledge found in music, film, and slowly trickling through the radio waves of the internet proves most of the suffering me and my mother endured as I grew only served some selfish, sadistic desire on the part of the wealthy.</text:p>
      <text:p text:style-name="Standard">8:50 p.m. - I'm so quite literally sick of this bullshit that keeps me trapped here. <text:s/>The pain in my center forehead has persisted ebbing as the seaside along with an occasional gentle wind tickling a pleasureful regeneration. <text:s/>I feel more painful sensations there than the good tingles. <text:s/>I'm not sure why I feel pain like that. <text:s/>I suppose it is because of the cell training causing oscillations rather than the cell division to regenerate.</text:p>
      <text:p text:style-name="Standard">10:43 p.m. - The opening scene of Friday the 13th Pt. VI: Jason Lives proves the mantra "God hates fags" applies in that movie since the two fags awaken Jason. <text:s/>Then Jason waited on the last fag Tommy to show him the way to the bitches. <text:s/>There's something in my biology that makes me dislike faggots <text:soft-page-break/>even though I respect their lifestyle. <text:s/>I still don't ever want to be around faggots if I don't have to be because of that ingrained nature. <text:s/>I feel like the government has sent my way to try to annoy me an army of substituted faggots, DeQueerius, BiQuerius, or whatever the fuck they call themselves these days. <text:s/>I'm creeped out by multiple groups of people with whom I would never associate. <text:s/></text:p>
      <text:p text:style-name="Standard">Anyway, the episode Mac and Dennis Move to the Suburbs of Always Sunny goes well with that Jason VI movie. <text:s/>People tend to poke and prod at my outlandish examples and metaphors, but I see the strength in recognition and control of the malleability of words. <text:s/>I tend to ramp my examples up very quickly to show the extremity of the possibilities, but I almost always get dumbfound confusion and backlash. <text:s/>I can't think of any examples right now, but I wish I could. <text:s/>It doesn't matter so much since I've appropriately explained my approach.</text:p>
      <text:p text:style-name="Standard"/>
      <text:p text:style-name="Standard">January 18, 2022: 6:57 a.m. - My dog woke me up at 6:15 a.m. because he tried to pee on the floor. <text:s/>I'm also starving even though I ate two chili dogs before I passed out last night. <text:s/>There's still some weird stuff going on from all that bullshit "hunger strike". <text:s/></text:p>
      <text:p text:style-name="Standard">7:07 a.m. - I have two days worth of medicine left now. <text:s/>This is like pissing in a schizophrenic's face for eighteen months and then laughing and retreating to pretend nothing's wrong when that schizophrenic can't afford medicine or food, the culmination of which is a schizophrenic episode combined with starvation and regression from lack of medicine. <text:s/>I now have to face the hallucinogenic, painful, and possibly deadly culmination of ADHD neural regression due to lack of amphetamine and unknown starvation after effects. <text:s/>The most positive outcome of this is permanently leaving behind the my shitty past documented here and living the pinnacle of life in its ultimate decline: death.</text:p>
      <text:p text:style-name="Standard">5:40 p.m. - I'm finally managing to watch The Texas Chainsaw Massacre 2 again. <text:s/>I'm spilling my guts out here on the page as the strung red lights adorning the entrance to Texas Battle Land also walk with me day and night to demand retribution for my needless blood spilled in the name of greed. <text:s/>Slow starvation of a creature is the ultimate sin as it forces the creature to destroy itself, a task forbidden by the DNA of almost every living thing with the notable exceptions of certain mutations (including mine, ADHD, if not medicated). <text:s/>What happened to the Christian doctrine of confession by prose, redemption by responsibility, and absolution by acceptance? <text:s/>I taste the fiery pepper scorn of my Hormel chili. <text:s/>It's delicious! <text:s/>Why go to church to recite written morals but refuse to preach your own gospel outside those walls? <text:s/>Those values the people around me claim to hold are all faked and meaningless to them, and I can prove it through my own written words shone here. <text:s/>I'm still sitting here like Jesus being tortured and nailed to a "whorecrutch" double cross like a Horcrux of the shadow organizations tailing me.</text:p>
      <text:p text:style-name="Standard">7:45 p.m. - I remember listening to The End by Bullet For My Valentine when I was in ninth grade. <text:s/>I was sitting in my house on the old grey couch under the light of the yellow lamp my grandma left for my mom and thinking about when I quit eating amphetamine in sixth grade. <text:s/>I kept thinking about and trying to get it again in eighth, ninth, and twelfth grade, but my mom always said there was no money, and it was true.</text:p>
      <text:p text:style-name="Standard">10:17 p.m. - Teja once asked me, "Did you get your fruit?" <text:s/>She sounded like she had a hidden, sadistic meaning. <text:s/>This reminds me of the blue circuit board that fell off the left side of my computer kind of like a node graph of grapes and vines. In terms of media, it reminds me of Lil Polaski disappearing with only a bowl of fruit left in the Lil Hitler segment of Robot Chicken. <text:s/>The situation also reminds me of that song Topless by Breaking Benjamin and of The Wilde Flowers by Opeth and loosely like its subsequent album art for Sorceress. <text:s/>I wonder if that was some hidden mechanism that could kill me if unnaturally invaded by an adrenal storm during the wreckage of the "hunger strike" resurfaced by my imminent cut off of my medication supply due to inevitable lack of funding for ultimately unknown but proposed sadistic, experimental, and medical reasons. <text:s/>That grapevine circuit board illustration could have simply been an intense NMDA regenerative reaction, but everything I noted before tells me there <text:soft-page-break/>was also probably something different at play. <text:s/>There was so much abnormal stuff happening during that time period that I can't possibly know what could hurt me if I discontinue my medication. </text:p>
      <text:p text:style-name="Standard"/>
      <text:p text:style-name="Standard">January 19, 2022: 11:10 a.m. - I was going to jack off last night, and the abnormal "hunger strike" driven chemicals in my body must have signaled Breezy to defy me and start trying to take a shit. <text:s/>I also slept in after taking my amphetamine this morning from 7 a.m. to 10:35 a.m. <text:s/>My body was shaking violently around 11 a.m., which I haven't done in a couple months. <text:s/>There's still red slashes forming in my vision. <text:s/>At about 10:45, I was staring at a blue lattice again, and I can still see them even now. </text:p>
      <text:p text:style-name="Standard">3:36 p.m. - I found my second medicinal reserves I stashed away in case any rash decisions countered my long term medication plans. <text:s/>I grabbed my first reserves and that's now almost gone. <text:s/>Luckily, I foresaw problems coming because of my grandiose eight total years or so of amphetamine addiction. <text:s/>I have a week's supply of racemic amphetamine but no food for tomorrow.</text:p>
      <text:p text:style-name="Standard"/>
      <text:p text:style-name="Standard">January 20, 2022: 8:37 a.m. - Screw these sharecropper communist carpetbaggers refusing to help with my reconstruction efforts. <text:s/>They're not brazen enough to tell me their plans nor do they have the brazos to reach out about my disorder. <text:s/>If the mantra "Give me liberty or give me death" still exists in this America, I can't find it's soul outside myself. </text:p>
      <text:p text:style-name="Standard">11:54 a.m. - Using this YouTube video about limits of mathematical functions, https://www.youtube.com/watch?v=nJZm-zp639s, I found a great metaphor in my failure to forge sustainable life by job applications in Atlanta(plug in), factorization (taking a break), common denominator (compromise for lower salary), and expanding (reaching out to Seattle and other cities). <text:s/>It's also a great metaphor for my intentions with seducing those strippers, wherein I plugged in sex, and then I would later factor negative aspects of the women and me like lying, find common ground denominators, and expand our lives to things like higher education, a house, and marriage. <text:s/>Instead, I plugged in sex, and later I have been factored and stripped to zero dollars, and now I await finding a common denominator with these folks and my expansion is left in their greedy hands daring me to bite them for food. <text:s/>My limit on negativity has been reached, and just like the universe, it is finite in extent. <text:s/>There are a finite number of atomic pieces like quarks and gluons mattering in this universe, so a finite number of ideas exist that can be created from this finite number of atoms. <text:s/>The number of permutations of ideas in the universe can be represented by the function for permutations with repetition allowed like the unique permutation of atomic pieces making the string "AAAAAAAAAAAAAA". <text:s/>If there are A atomic pieces in the universe, the number of permutations of atomic pieces with repetition allowed is simply A!. <text:s/>This is explained by shuffling the atomic pieces around the list of atomic pieces like three atomic pieces ABC-&gt;BAC-&gt;BCA, which is three permutations. <text:s/>Then the second atomic piece, B, can be moved around also three times like (BAC)-&gt;CBA-&gt;ACB-&gt;CAB, and finally C cannot be uniquely moved since it has been exchanged through all potential positions, thus demonstrating the logic behind the plugged in value 3! (3*2) for the mathematical function A!. <text:s/>Thus, A! arrangements of A atomic pieces is the absolute limit of human ideation.</text:p>
      <text:p text:style-name="Standard">6:47 p.m. - I have one slice of pepperjack cheese, some of a bag of sugar, and some dog treats left. <text:s/>Again, I have no food and the people around me have hoarded resources and refused to accept my offer to trade. <text:s/>It is quite evident this embargo will go on as it has the last eighteen months.</text:p>
      <text:p text:style-name="Standard"/>
      <text:p text:style-name="Standard">January 21, 2022: 11:43 a.m. - For every tear that runs down my face, my smile perks up and lights up my world. <text:s/>I love my disorder. <text:s/>I love myself. <text:s/></text:p>
      <text:p text:style-name="Standard">1:14 p.m. - On the last "hunger strike", I figured out DMT boosts the efficiency of cells by taking the place of neurotransmitters like dopamine, norepinephrine, and serotonin that would otherwise still need be expended in time of hunger. <text:s/>The more common but unnatural LSD would also do the same. <text:s/>I <text:soft-page-break/>suspect DMT but not LSD also bolsters bodily efficiency by some other mechanism unknown to me, but I'm not sure about that. <text:s/>However, food, water, and multivitamins are much cheaper than DMT harvested from Brazilian wood, so it wouldn't really help anyone unless it's wartime and there's not any time to stop to eat. <text:s/>Cannabis takes the place of natural cannabinoids and can save some energy too. <text:s/>Too much cannabis will increase hunger though. <text:s/>Since eating food stimulates the human body's natural cannabinoid flow, one should consume cannabis first to fill up the cannabinoid receptors and then eat. <text:s/>Then the body does not have to expend resources moving natural cannabinoids around the body. <text:s/>To maximize my high, I should eat a massive meal first to naturally flood my cannabinoid receptors then smoke weed.</text:p>
      <text:p text:style-name="Standard">Shaving hair can save energy by reducing the amount of cells needed to upholster the hair. <text:s/>Cutting hair is actually useful for poor folk in hunger since all you need is a cutting utensil like scissors. <text:s/>Showers, teeth care with a toothbrush, floss, and mouthwash, trimming fingernails and toenails, and other daily maintenance also helps reduce hunger since it reduces bacterial attacks on the body and subsequent human cellular reactions. <text:s/>Body exercises like explosive pushups and squat jumps can help the body maintain muscles in time of need. <text:s/>With proper exercise, humans will put extra focus on cutting dopaminergic resources in the brain but not the body's muscles which are needed for capture of prey.</text:p>
      <text:p text:style-name="Standard">I don't think jerking off and expelling sperm helps save energy. <text:s/>Those sperm need maintenance resources to stay in the body, but cumming means the body will attempt to regenerate those. <text:s/>This should cost more energy to create entirely new cells rather than feeding those cells, but perhaps in a time of hunger the body will regenerate less sperm. <text:s/>I don't see that to be the case since in time of death, even death by starvation, evolution dictates humans should breed to continue survival of the "cellular race". <text:s/>Knowledge of dwindling resources on Earth would slow the rate of breeding. <text:s/>Knowledge contained in the human brain has an impact on that human's offspring.</text:p>
      <text:p text:style-name="Standard"/>
      <text:p text:style-name="Standard">January 22, 2022: 11:10 a.m. - This video called Pants on the Ground my mom was jamming to when it aired on American Idol is exactly like this situation where I dropped my journal on the ground after dropping my pants on the ground for that stripper at the Platinum Club: "https://www.youtube.com/watch?v=tMwhl4IrPNc". <text:s/>Why did nobody ever say anything to me and my mom about my ADHD?</text:p>
      <text:p text:style-name="Standard">2:08 p.m. - I killed all my fears when I was twelve years old and quit amphetamine. <text:s/>I've never been afraid since. <text:s/>I've been startled and insane, but I can never be truly afraid anymore, even in death. <text:s/>My mom appeared afraid when she died. <text:s/>Given my training with amphetamine and the knowledge I've gained, I'll hold onto those pieces of my neural network until the bitter, insane end. <text:s/>I believe the fear mechanisms lie outside my prefrontal cortex, possibly in the cerebral cortex given my surprise at the horror I witnessed trying meth that one time, so I'll never see them return to fruition in my lifetime, no matter how short society's sadistic determination makes it.</text:p>
      <text:p text:style-name="Standard">8:08 p.m. - I thought in 2022 that rich folk would have more of a long term vision of their future than to play with the lives of their fellow men and women like the short story The Most Dangerous Game I read in Ms. Saunders' class in 10th grade. <text:s/>In this story, a rich man with a mansion in the outlandish woods captures and releases a man to be hunted like the trophy of wild elephant or tiger. <text:s/>Strangely, we also read Dante's Inferno in her class in 12th grade, and looking at my listed depictions of death and my experience with deconstructing myself through starvation and methamphetamine, this story was probably written by someone with some similar notions gathered from the elderly, the mentally handicapped, and the poor. <text:s/>Playing these games to research folk is dangerous because evolution dictates my set of mutations for ADHD are not the same as anyone previously researched by the government. <text:s/>I could have died all this time while they continue claim my mutations and subsequent remedy of amphetamine are predictable and controllable in an experiment. <text:s/>The sadism espoused by those around should be recognized as masochism as the Earth and its constituents will evade that <text:soft-page-break/>sadism by harmful means. <text:s/>To call oneself narcissistic or cynical without the recognition of such reciprocity is ignorant and self destructive.</text:p>
      <text:p text:style-name="Standard">I also read Dracula in Mrs. Saunders' 11th grade class, which was a cool story to read given I intend to mostly stay at home with a wife. <text:s/>Playing Dracula inside the strip club is about as insidious as playing Hitler in the motel. <text:s/>My intentions were to help those women find some other value in their life and wife one of them up, but for reasons unbeknownst to me, I failed to garner significant attention from them. <text:s/>Perhaps my failure there is related to the scorn I attract around this motel. <text:s/></text:p>
      <text:p text:style-name="Standard">I still see the red slashes forming, and now they form more quickly. <text:s/>Since I am starving, they are no longer indicative of forward progress but of the murder of millions if not billions of my forty trillion or so cells by the wealthy perpetrators of this travesty with no public facing script.</text:p>
      <text:p text:style-name="Standard"/>
      <text:p text:style-name="Standard">January 23, 2022: 12:33 p.m. - If words are not worth writing down, they're not right. <text:s/>If a speech cannot be given to the camera of the world, the speech is not sane to say.</text:p>
      <text:p text:style-name="Standard">I found this article detailing acceptance of negative behaviors posed by Ritalin: "https://www.researchgate.net/publication/231747573_Bad_Boys_Good_Mothers_and_the_Miracle_of_Ritalin". <text:s/>Insofar as I can see, the article does not detail the neurological reasons for negative behaviors inspired by methylphenidate for ADD and cocaine for delinquents. <text:s/>As the NET and DAT are blocked, norepinephrine and dopamine are left in use and are not returned to their storage vesicles for another tour of the neural network. <text:s/>This creates a sense of fulfillment in that area, while the norepinephrine and dopamine releasing mechanisms cannot send new neurotransmitters as the transporters are blocked from recycling the old neurotransmitters left in the synapse. <text:s/>Without new neurotransmitters, bad behavior is accepted by the neural network. <text:s/>I'm unsure of how socially sadistic behavior is explicitly rewarded by such an altered human neural network, but that is how socially sadistic behavior is accepted through the use of NET and DAT inhibitors like methylphenidate, cocaine, and methamphetamine. <text:s/>It's like that police officer on that show Live PD said: "You can't talk to them." <text:s/>You can't get anything through to them because they have no reason to abandon such negativity. <text:s/>Nature did not ever intend for these mechanisms to remain stagnant and allow negative personal and social behaviors to go internally unpunished by the human body's natural neurons that dictate such punishment. <text:s/>As time goes on with NET and DAT drugs, the human neural network then learns to push even more sadism on its peers.</text:p>
      <text:p text:style-name="Standard">Analyzing amphetamine on a macroscopic scale, new waves of norepinephrine and dopamine are released and pushed through the system and recycled (or toured) as ideas in the brain. <text:s/>Because new neurotransmitters and thus ideas must be pushed through as nature intended, the human is internally punished for negative personal and social behaviors and is rewarded for positivity in personal and social contexts. <text:s/>As the neural network is trained over time by amphetamine, a sense of personal and social morality is fostered.</text:p>
      <text:p text:style-name="Standard">4:10 p.m. - Allegedly, amphetamine interacts differently with the NET and DAT cells than methylphenidate, and instead when it binds to those neuron cells, it forces them to transport norepinephrine and dopamine to their terminal synapses. <text:s/>I'm unsure if it binds at a completely different location on the neuron cell or if its different key-like shape in the binding position of methylphenidate causes the alternative release through reverse transport. <text:s/>Seeing reports of folks eating shit like the infamous two girls one cup video and deceased John McAfee with Alpha-PHP make me think their reward for harmful behavior is caused in part by the embargo style blockade of these transporters by methylphenidate and company. <text:s/>Perhaps the combination of dopamine release, DAT inhibition, and NET inhibition explains such behavior. <text:s/>In that case, perhaps combining dextroamphetamine and methylphenidate would give greater rise to explicit reward for sadistic behavior. <text:s/>Perhaps the neural training for dopamine release stimulated by dextroamphetamine could reward sadistic behavior justified by later usage of methylphenidate. <text:s/>The Nazis were infamous for combining methamphetamine and cocaine in Pervitin. <text:s/>In any case, most people do not saturate their body's supply <text:soft-page-break/>DAT and NET neurons with methylphenidate, meaning the neural network is always confounded by the myriad of mechanisms simultaneously operating.</text:p>
      <text:p text:style-name="Standard">Regarding the banned sister compound Alpha-PVP, I think because the hallucinations described by my methamphetamine experience are similar to those described by people on Alpha-PVP, this compound is more than just a DAT and NET inhibitor. <text:s/>It looks like Alpha-PVP also acts with an unbounded dopamine releasing mechanism, similar to how meth appears to act as a NET inhibitor but also a NE releaser. <text:s/>Given how meth metabolizes to classic amphetamine in the human body, perhaps the unobserved actions of Alpha-PVP that cannot be explained by DAT and NET inhibition can be explained by metabolites that have not been thoroughly studied. <text:s/></text:p>
      <text:p text:style-name="Standard">Human studies are very limited, so the data showing NET and DAT inhibition in rats or using in vitro isolated human cells may exclude in vivo live human mechanisms. <text:s/>In vivo studies are necessary for a complete explanation as isolating a human muscular cell does not describe the same effect in a cranial cell nor does it describe the simultaneous effect on both types of cells. <text:s/>Because every human has a unique body and could have mutated types of cells like my DAT and most likely NET neuron cells, research studies using in vivo techniques do not necessarily paint a complete picture. <text:s/>For example, methylphenidate causes me extreme pain and catatonia since I have ADHD, and alcohol causes many Chinese people to have a red face flush. <text:s/></text:p>
      <text:p text:style-name="Standard">I'm still uncertain of why my disastrous response to methylphenidate sharply increased from minor pain and discomfort to catatonia, extreme pain, and suicidal ideation as my ADHD was getting worse. <text:s/>I've only sparsely used methylphenidate less than ten times in my life. <text:s/>I suspect perhaps it is due to my mutated PCP2 or NMDA systems. <text:s/>I have heard through media whispers PCP may act as some sort of DAT or NET inhibitor due to some type of overflow mechanism, perhaps through the undefined hunger and feces stimulation effect. <text:s/>Given the physiological closeness of classic PCP's mechanisms of PCP2 receptor antagonism and possible burning DAT/NET overflow mechanism due to some unknown hunger and shitting mechanism, I think therefore my negative response to methylphenidate is mediated by my mutated PCP2 neurons which naturally decline in function over time and also show their face in response to my pain. <text:s/>Humanity did evolve one step at a time from single celled bacteria and an array of differently shaped molecules like oxygen and H2O, so analyzing the physical distance of one type of neuron from another and the synaptic shape similarity of those neurons is useful to learn how humanity evolved. <text:s/></text:p>
      <text:p text:style-name="Standard">7:39 p.m. - The government should mandate detachable water filters for the home kitchen like in the Gun Fever episode of Always Sunny. <text:s/>I'm going to get one for every faucet from the kitchen tap water and for the shower. <text:s/>Water filters are typically slow, but there should be a filter with microscopic pores shaped to only allow water to filter, thereby not slowing the speed of the water much. <text:s/></text:p>
      <text:p text:style-name="Standard">Another thing that's got me worried about the whole softness mechanism being unearthed during the "hunger strike" and subsequent, abrupt cessation of medical amphetamine training is the song Insane by Korn where it is said, "Softly kind, its soul is shed." <text:s/>I'd like to question someone about their experiences in hunger and if they too experienced any sort of unusual, unearthed mechanisms on this list, with or without the tandem addition of a consistent amphetamine regiment:</text:p>
      <text:p text:style-name="Standard">List 1. Burning head sensations reminiscent of the destruction and absorption of DAT</text:p>
      <text:p text:style-name="Standard">2. Endless softness like one would expect a baby to have</text:p>
      <text:p text:style-name="Standard">3. A supposed hormonal reaction causing increased hunger and shitting (maybe like PCP?)</text:p>
      <text:p text:style-name="Standard">4. Voices behind me that aren't really there while watching TV</text:p>
      <text:p text:style-name="Standard">5. A grapes or circuit board type of thing (I'm more doubtful this is unique from other mechanisms I've described and perhaps it is a combination of the visual splash mechanism and the NMDA mechanism)</text:p>
      <text:p text:style-name="Standard">All the other stuff I've noted during the hunger strike like NMDA reactions and visions of prey watching me and coming to me are definitely part of my disorder.</text:p>
      <text:p text:style-name="Standard">11:44 p.m. - I have 400 mg amphetamine; that's enough medicine to survive until Wednesday morning at 7 a.m. when unknown consequences will begin occur as a result of this government and gang <text:soft-page-break/>mandated "hunger strike". <text:s/>These unknown consequences would peak about two days after that on Friday, but I'll never allow them to occur. <text:s/>The question in dire times is often, "What do I have to lose?" <text:s/>Here I ask, "What do I have to gain?"</text:p>
      <text:p text:style-name="Standard"/>
      <text:p text:style-name="Standard">January 24, 2022: 8:46 a.m. - I'm almost out of milk bone dog treats. <text:s/>I have five milk bone treats and a few cups of sweet tea to sip. <text:s/>It is a sin to watch your neighbor perish. <text:s/>I expect the people whom I recorded asking me to "strip" or "bare" my life to come back and fix my life like the Bible would expect them. <text:s/>I'm in pain. <text:s/>I've been in pain compounded by this baring of my life which I recorded someone saying on the ESA customer support. <text:s/>"Bare with us." <text:s/>This one interview with a woman for a programming job said, "They really want to see C." <text:s/>I think that statement about the programming language C was meant as a metaphor for watching me strip my money to nothing. <text:s/>She said it with some sort of sense of humor in her voice much like the "Rachel" woman whom I documented earlier. <text:s/>It hurts. <text:s/>My disorder guarantees that this "hunger strike" hurts more than anyone else would be hurt by the same action, and it also guarantees I will continue to hurt even more as I attempt repair of this cellular destruction. <text:s/>I can't even look myself in the eye in the mirror without feeling shame and looking away due to dopaminergic destruction via an artificial "hunger strike". <text:s/>This will continue for weeks or even months because the cells murdered during the "hunger strike" will need to be retrained after they have been regenerated. <text:s/>At some point, my disdain for the outside world will increase such that I will justify hurting someone to eat. <text:s/>I have no choice of that matter; c'est la vie and such is life. <text:s/>Ask "What would Jesus do?" <text:s/>Jesus would not destroy someone's life. <text:s/>If Jesus saw someone's life in ruin, he'd fix it back. <text:s/>This situation reminds me of the statement from that ancillary evil kid on The Suite Life of Zack and Cody, "You will rue the day." <text:s/>I'm certainly ruing the dopamine fiends locking me here in this unsweetened motel suite while I code up my resume all while carrying an unknown STD on my sack with no hope of a stocking being stuffed.</text:p>
      <text:p text:style-name="Standard">9:52 a.m. - As for the ten commandments of the Bible being violated, I see these among the list have been planned to be gleefully violated: </text:p>
      <text:p text:style-name="Standard">6. "You shall not murder" has been violently thrust on me by baring my monetary means to zero, forcing me into a "hunger strike", and starving and murdering my cells. <text:s/></text:p>
      <text:p text:style-name="Standard">8. "You shall not steal." My sustainable livelihood has been stolen from me by consistent denial from those around me, and it is proven by my long trail of pleas and job applications.</text:p>
      <text:p text:style-name="Standard">10. "You shall not covet." It looks like many others in the distance are coveting my ADHD mutated organ cells for research and ADHD mutated blood cells for transfusion. <text:s/></text:p>
      <text:p text:style-name="Standard">I don't believe in most of the stuff in the Bible, but it does teach some good lessons. <text:s/>The murder of someone's entirety of their thirty trillion or so cells is evil and a hellish act. <text:s/>The murder of part of someone by chopping off part of their head or forcing them into starvation is even more evil because the suffering of the rest of their cells will continue to stay after that singular evil act. <text:s/>As it is well known, torture is more evil than murder. <text:s/>Forced self mutilation and murder of cells like mandated starvation is even more evil than contact torture. <text:s/></text:p>
      <text:p text:style-name="Standard">11:15 a.m. - I have about 350 mg of amphetamine left from my ounce since I've worked my way up to eating 216 mg of amphetamine per day spread over four even doses at 7 a.m., 11 a.m., 3 p.m., and 7 p.m., with some chaotic timing to initiate my mutated inhibitory PCP2 response and counteract this shitty unknown STD. <text:s/>Sometimes I eat my medicine ten minutes early, and sometimes I eat it twenty minutes late. <text:s/>Sometimes I wake up an hour late and descend that hour into forty-five minutes late, thirty minutes late, and then fifteen minutes late. <text:s/>That's the best I can do with no social support. <text:s/>I'll be forced by this blatant lack of social support to opportunistically take what I want from this capitalist society tomorrow. <text:s/></text:p>
      <text:p text:style-name="Standard">I wonder if I can support a higher than average capacity for amphetamine given its necessity for my survival. <text:s/>I read an author like Stephen King or someone would eat 200 mg of amphetamine per day. <text:s/>The average prescribed amount per day is 120 mg maximum in 30 mg doses. <text:s/>I'm eating 216 mg per <text:soft-page-break/>day in 54 mg doses. <text:s/>However, that's 27 mg levoamphetamine and dextroamphetamine per dose whereas doctors prescribe only 7.5 mg levoamphetamine per dose and 22.5 mg dextroamphetamine per dose. <text:s/>My system suits me better for my purposes considering the vast difference in intellectual throughput provided by levoamphetamine. <text:s/>Levoamphetamine controls a lot more mechanisms in my body as I discovered back in 2017. <text:s/>It doesn't appear to train the dopamine releasing mechanisms with which I also have a problem, so dextroamphetamine is still a critical intellectual necessity, although I've proved I still tend to sit here and write more as more of my brain's dopaminergic resources are burned, used up, and sacrificed to feed the rest of my body. <text:s/></text:p>
      <text:p text:style-name="Standard">Critical dopaminergic resources for identification and capture of prey would not be sacrificed. <text:s/>I wonder what dopaminergic resources in the brain are involved in my writing and which ones have been sacrificed given there are seven subtypes of dopamine receptors D1-D7 and possibly multiple types of releasing neurons for different functions. <text:s/>I'd like to learn more about these mysterious TAAR1 and VMAT2 receptors that have been purported to play a critical role in amphetamine's action. <text:s/>I assume the military research folk have a greater idea of these mechanisms than anyone else, but I'll probably never get the answers I seek from them. <text:s/>Independent researchers at universities will probably rediscover the information the military has already garnered from lab rats and live human experiments, such as the actions of the one hundred year old military breach and clear drug MDA I rediscovered even though the United States CIA killed a man with a blatantly lethal injection of 450 mg seventy years ago in an "experiment".</text:p>
      <text:p text:style-name="Standard">8:56 p.m. - I remember Teja saying with a creepy smile, "It suffocates me." <text:s/>She said super seriously, "You shouldn't say you were just..." <text:s/>This reminds me of Suffocating Sight by Trivium. <text:s/>I swear there's someone who knows something about this softness thing, and I'm worried that is some mechanism that will be used to murder me under the combined duress of ADHD, "hunger strike", and amphetamine withdrawal. <text:s/>It's bothering me as the end of my amphetamine supplies inches closer. <text:s/>It's easy to know I'll run out of medicine but continue to get easily get food for free from those around me. <text:s/>Any of those unknown unearthed mechanisms could harm me, and there are likely more mechanisms I didn't get to observe. <text:s/>Nobody has said a word about any of this to me, but I know the information is out there. <text:s/>This knowledge is being used against me just as I was lured to the strip club to get that STD and have been shunned since. <text:s/>Given the level of dissident against me, it is obvious that even if I didn't go to the strip club, eventually some woman would have approached me and then the same sequence of events over the past eighteen months would occur. <text:s/>It's somewhat reminiscent of the red girl lying there at the beginning of The Legend of Zelda II: A Link to the Past. <text:s/>I never beat that game when I was a kid. <text:s/></text:p>
      <text:p text:style-name="Standard"/>
      <text:p text:style-name="Standard">January 25, 2022: 10:04 a.m. - I slept in today for a couple hours until 9 a.m. and delayed my amphetamine treatment until then. <text:s/>Some shred of vanity was calling me to the mirror last night as it did during the last "hunger strike". <text:s/>I was playing the original Zelda yesterday. <text:s/>It's hard to gather good metaphors for the game. <text:s/>I always lost my save data on the NES console. <text:s/>I lost my save data one morning when I was trying to beat the final boss Gannon a second time after losing the night before. <text:s/>I never had the patience to beat that game because I had the final game ever made for NES, Star Tropics II: Zoda's Revenge, and it had an interesting time travel story with great depictions of enemies like the giant Yum Yum boar and the mysterious alien Zoda with separate evolved forms X, the most humanoid and cloaked, Y, which I can't remember, and Z, the final alien form. <text:s/>The boss rush at the end of that game was a great challenge where you had to fight every single boss of the game and then fight Zoda one last time. <text:s/>I beat that game a few times. <text:s/></text:p>
      <text:p text:style-name="Standard">11:39 a.m. - Last night I had a very vivid dream like the last "hunger strike". <text:s/>The content, vividness, and timing of the dream make me think it was caused by the "hunger strike". <text:s/>I was on a neighborhood street with sidewalks, lawns, and typical, one story houses. <text:s/>I went into a house shaped like that OKLA radio station from The Texas Chainsaw Massacre 2, stole a bunch of food and robbed it, and on my way back down the sidewalk, quicksand appeared and there was only a thin line of sidewalk to cross <text:soft-page-break/>back to my house which was strangely at the sidewalk's end rather than its side. <text:s/>As I ran across, I fell in and I woke up while I was sinking. <text:s/>The dream seemed to last for hours, but those are all the details I remember. <text:s/></text:p>
      <text:p text:style-name="Standard">The dream reminds me of some novel I read when I was a kid and reading The Cooper Kids series by Frank E. Peretti where a homeless man and woman broke into a man's house and tore it apart while leaving a full ice tray which was poisoned or something. <text:s/>It sticks out to me for some reason. <text:s/>Nightmare Academy by Frank Peretti was one of my favorite novels. <text:s/>This "Easy lay" stripper situation reminds me of the scene where in the very first class the literature professor Mr. Easley slams this tough guy's forehead on the desk and laughs. <text:s/>This was after the two kids of this guy were kidnapped from a hospital and sent to this Knight-Moore Academy in a remote country location in the woods. <text:s/>The Hangman's Curse is the only other entry in the series, where a series of murders were investigated, and in the end it was found to be caused by black widows planted by someone. <text:s/>I think that is some sort of metaphor for the sadism caused by methamphetamine given my personal initial visions of spider beleaguering. <text:s/>Perhaps the poisonous nature of methamphetamine penetrates in the human body to one of the same neurological mechanisms stimulated by spider venom. <text:s/>I also read his novels This Present Darkness and Piercing the Darkness, and even though I was atheist whilst reading them in elementary school, I liked the themes and the great names given to the demons like the cats from the Warriors series.</text:p>
      <text:p text:style-name="Standard">My last dream taking place on about New Years was me on vacation in a vacation house with a living room and dining table. <text:s/>I was sitting at the dining table with a bunch of women, and I thought one was kinda cute. <text:s/>She was making advances toward me, but I was meandering around her advances like usual because I thought she was very emotionally salient but not very emotionally considerate in her interactions with her peers. <text:s/>It was a bunch of that for hours. <text:s/>Anyway, I need food and sustainability or I'll stay a dead man walking forever. <text:s/></text:p>
      <text:p text:style-name="Standard">11:55 a.m. - I'm holding my medicine until 12:20 p.m. <text:s/>When I close my eyes, I see the rainbow mist morph to a rainbow depiction of the Pokemon Beedrill coming toward me with a more menacing look every time it reforms every two or three seconds. <text:s/></text:p>
      <text:p text:style-name="Standard">11:57 a.m. - A beautifully sadistic woman dressed like an older anime version of Raven from Teen Titans but with red eyes and the biggest grin is trying to rise in my mind's eye now. <text:s/>Her head and hair are more like Yuno from Future Diary. <text:s/>It's hard to make her out which is unfortunate because I loved all the imagery I cast through my neural network to my prefrontal cortex back when I started medicating in August. </text:p>
      <text:p text:style-name="Standard">12:00 p.m. - Now I just see rainbow lines but the most prominently visible of them are red which appear to have about 90% opacity over my vision. <text:s/>It's easier to see them with my eyes closed or in the dark.</text:p>
      <text:p text:style-name="Standard">1:26 p.m. - I still have faith I'll survive this situation by the trade of a new sustainable career move with some kind hearted miracle from someone out there like an answered prayer by the Bible's god. <text:s/>Of course, my goal to get rich is to have a sustainable business with my video game entrepreneurship, though I never wanted to be a hoarder like Jeff Bezos. <text:s/>If I had been successful in such a manner through the creation of For My Aspect, it would have been like Jesus rising from the dead after being dragged up a hill and nailed to the cross.</text:p>
      <text:p text:style-name="Standard">However my ADHD and amphetamine mandated artistic endeavors get me out of poverty, in the end, I aim to have a nice two story house in the suburbs of Seattle, two nice cars for my wife and me, and a small fortune of a few million in savings just in case. <text:s/>Aside from that, I do not want anything else expensive. <text:s/>I don't want any vacation houses, extra vehicles, and international vacation expeditions via plane or boat (too dangerous). <text:s/>I appreciate the small amount of incredible things I've gathered like playing Modern Warfare on my single laptop computer for days on end, and I think it's best to redistribute my excesses to the people who need it more than me.</text:p>
      <text:p text:style-name="Standard"><text:soft-page-break/>After I pay back the gracious $100,000 or so in Tech Promise donations that helped me get through college, I'd like to use my status as a self sufficient generator of wealth to start businesses that hire unemployed and underemployed folk. <text:s/>I would not give any money to charities that give out money like Tech Promise and poor legal funds since it would be more economically efficient use that money to increase salaries in the businesses I start. <text:s/>I would contribute to the dwindling of those funds, but in reality, the funds exist because of the salary problems which should take priority so it would be a service to future citizens. <text:s/>Aside from starting new businesses not focused on amassing profit like Amazon, I would also give excess money to charities that do work like PAWS animal shelter and Trees Atlanta tree planters.</text:p>
      <text:p text:style-name="Standard">2:45 p.m. - To keep up my calories and protein, I've been eating and drinking milk bone treats, sugar water, and sweet tea since I ate that last slice of pepperjack cheese. <text:s/>I thought I only had fifty cents in quarters, but I managed to scrounge up $2.95. <text:s/>I'm going to eat eggs and Ramen noodles.</text:p>
      <text:p text:style-name="Standard">4:56 p.m. - That Ramen and eggs really turned my attitude around like an attitude adjustment from WWE. <text:s/>I need the remainder of the eggs to last until Friday. <text:s/>I was looking at my work motto for "continuously working", and that got me thinking about the continuous or continual nature of timespace once again. <text:s/>Insofar as I can see into timespace, given the intertwined nature of time and space with the discrete makeup of space with particles of a finite and not infinitesimal size like quarks, gluons, and even smaller particles, there should be a unit of time that is the smallest divisible atomic unit of time that can move forward. <text:s/>This smallest unit of time would be the size or smaller of that smallest particle size which makes the three dimensional grid of space which objects are allowed to move. <text:s/>My knowledge of astrophysics is limited to my calculus based AP Physics C class in twelfth grade, but I would certainly like to go back to school for a Master's Degree in some form of physics or computer artificial intelligence. <text:s/></text:p>
      <text:p text:style-name="Standard">I'd like to go back to school in at least five but not more than fifteen years to give the science and technology time to advance more so I can maximize my benefit from physics and AI courses. <text:s/>A cool idea was to help one of those strippers get her Bachelor's while I get my Masters' degree, but now I'm a hell of a lot less certain about interacting with any more strippers. <text:s/>I'm still open to those few strippers I liked here in Atlanta since I grew up in a pretty broken home, but I would need some pretty lengthy conversation to justify hanging out with them more.</text:p>
      <text:p text:style-name="Standard">Perhaps I'm overreacting about the drop off from my amphetamine regiment. <text:s/>I'll wait and see while remaining optimistic, but the intense pain and adrenal reactions I've had in the past make me a little worried with all these strange government and gang mandated "hunger strike" problems I've never seen and am still working on fixing. <text:s/>It'll probably be fine. <text:s/>I just need to drive over to Portland or Seattle for a new job and then I can resume training later. <text:s/></text:p>
      <text:p text:style-name="Standard">5:44 p.m. - I like to use gods as a metaphor for the laws governing the universe. <text:s/>Like Stephen Hawking, I think a god of physics is a great metaphor for atheists to easily communicate with theists. <text:s/>A lot of times I like to think of "the man" as those same physics laws, medicinal amphetamine, norepinephrine releasing mechanisms, or even adrenaline. <text:s/>A grandpa works as a good metaphor for those same things when watching The Texas Chainsaw Massacre 2. <text:s/>A mother works as a good metaphor for dextroamphetamine, dopamine efflux mechanisms, serotonin, and love. <text:s/>Given the nature of a neural network, sons and daughters make excellent metaphors for the norepinephrine, dopamine, and serotonin receptors. <text:s/>Roads and bridges make good metaphors for the transporter systems like DAT, NET, and SERT.</text:p>
      <text:p text:style-name="Standard">8:02 p.m. - Now that I have an active job interview on my plate, I'm applying for food stamps. <text:s/>I was unwilling to do that before because I've been trying to get a job away from my unknown assortment of government and gang stalkers for eighteen months. <text:s/>I didn't need the benefits so I didn't use them. <text:s/>Now that I'm arbitrarily backed into a corner, I'm getting them, but I still will not be strung along as a sharecropper for rich laughs. <text:s/>Once I get a job, I plan to take a loan from a friend and drive to the job location, Portland, Oregon as of late. <text:s/>I'll need to ship stuff like my power rack and bed since I can't fit <text:soft-page-break/>that much stuff in my loaner car, but I still plan to get a new California king size memory foam bed from Amazon or some other big, cheap company. <text:s/>I can't bring my rolling tray and I'm out of medication so I'm not worried about the drive. <text:s/>After I get to Portland, I'll immediately resume ADHD treatment to continue enhancing my abilities. <text:s/>The plan is to continue with treatment for a minimum of another thirty-six months, and then resume my reach for life outside of amphetamine addiction for which I must overcome an addiction pregnancy of about nine months to achieve.</text:p>
      <text:p text:style-name="Standard">10:32 p.m. - I'm looking to rent a van to drive across the country so I can take my bed and power rack with me. <text:s/>Maybe it could hold enough weight to take my weights too. <text:s/>1,000 pounds capacity is required to start the trip; I'll check out the van's carrying capacity when I get closer to crossing that bridge. <text:s/>I use a semicolon for statements that are explained by the following statement; I use colons for other statements that explain the following statement.</text:p>
      <text:p text:style-name="Standard"/>
      <text:p text:style-name="Standard">January 26, 2022: 6:02 p.m. After months, I finally wanted to work on and fixed that end sound bug in Speed Timer at 1:35 p.m., the tail end of my last amphetamine dose at 11 a.m. <text:s/>Swallowing that dose brought tears of joy to my eyes in mere seconds. <text:s/>I don't want to do anything else right now, but if the spark returns, so shall I. <text:s/>I also worked on enhancing my security by enabling more two factor authentication. <text:s/>I see rainbow lines forming all over the place. <text:s/>Faces are curling up. <text:s/>Red slashes sometimes form and are three to four times as big as the rainbow lines. <text:s/>I cannot tell if it is the result of my recent feasting on Nutty Bars, the leftovers of my improvements from my medication earlier today, or part of my current and inevitable decline by amphetamine withdrawal of nine months of hell. <text:s/>I briefly made out a pentagram earlier, although that symbol does not mean much to me beyond my hand trapped within a deadly circle. <text:s/>I do not sympathize with any Satanist interpretations of a pentagram. <text:s/>I could see a rainbow sword earlier as well. <text:s/>When I walked outside, the trees looked very nice, but they didn't appear to be colored or changed nor holding out their hands to me like on my bike rides to Verizon Connect. <text:s/>Beyond those visions, the front left side of my head hurts.</text:p>
      <text:p text:style-name="Standard">I know I can count on my mutated and trained PCP2 receptors to help and protect my consciousness in these horridly artificial woes. <text:s/>This amphetamine withdrawal isn't all for nothing; my mutated neurons like PCP2, NMDA, various acetylcholine, and other ones I don't know about are all learning to help me through these times even more. <text:s/>I never knew I could silence the myriad of lies with which I am bombarded by those fiends around me. <text:s/>I don't know what mechanism is responsible for that since that happened only very recently at the Publix. <text:s/>When I was a kid, that one episode with the parade of rainbow women was the only time I remember these PCP2 hallucinations. <text:s/>This time, they stuck around very vividly for about three months, and I had a nigh full NMDA hole that was like a hazy full moon. <text:s/>Going on and off my medication these past few years was a brilliant idea for teaching those types of neurons to love me. <text:s/>I shall rise from my falls with even more strength every time. <text:s/>The next time I make the climb to enhance myself with amphetamine, I shall find even more comfort in the various disconnections by neurons have learned to uphold. <text:s/>Months after the "hazy full moon", I had an even bigger NMDA reaction like a BioShock Infinite tear in conjunction with a blaring, unidentifiable sound. <text:s/>I wonder what to look forward to in the future. <text:s/>These whole ADHD driven amphetamine inclines and declines get easier. <text:s/>They truly get easier.</text:p>
      <text:p text:style-name="Standard">Speed Timer 1.1:</text:p>
      <text:p text:style-name="Standard">Bug fixes: Fixed end timer sound not stoppable</text:p>
      <text:p text:style-name="Standard">11:06 p.m. - I remember my old high school principal "Dr." Crumbs very controversially said, "You can't fix stupid." <text:s/>I decided to rewatch Ron White's You Can't Fix Stupid stand up show, and he notes you would think to tell someone ANYTHING about a flipper. <text:s/>Flipping my amphetamine and ADHD around, it's got me asking myself what the shit is really going on here? <text:s/>Anyway, Ron White says, "It is better for your seed to fall in the belly of a whore than on the ground." <text:s/>I was more mortified by having only fifty bucks than fucking a pretty whore or having a religious mother. <text:s/>The night of August 30, <text:soft-page-break/>2021, when I was standing side by side in my bed with my own lord, a caricature of the stripper girl Taylor, I told her, "We're going to have so much fun together." </text:p>
      <text:p text:style-name="Standard">I found the Bible verse in question here: Genesis 38:8-10 NIV</text:p>
      <text:p text:style-name="Standard">Then Judah said to Onan, “Sleep with your brother’s wife and fulfill your duty to her as a brother-in-law to raise up offspring for your brother.” But Onan knew that the child would not be his; so whenever he slept with his brother’s wife, he spilled his semen on the ground to keep from providing offspring for his brother. What he did was wicked in the LORD’s sight; so the LORD put him to death also. <text:s/></text:p>
      <text:p text:style-name="Standard">The issue is that Onan spilled his semen in an act of greed to the detriment of that whore and her husband. <text:s/>Onan's sister in law was a whore accepting payment in the form of a child. <text:s/>A whore does not need to take money to be a whore. <text:s/>Surrogate mothers can be considered whores. <text:s/>Women who have sex for power like a promotion are whores. <text:s/>It doesn't make them bad people to trade sex for something else since everything should be traded, but it is immoral to trade sex for other things like food or power when romantic time or just straight money not only could but should be trad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27T00:20:51.415000000</dc:date>
    <meta:editing-duration>PT1H25M12S</meta:editing-duration>
    <meta:editing-cycles>85</meta:editing-cycles>
    <meta:generator>LibreOffice/7.2.1.2$Windows_X86_64 LibreOffice_project/87b77fad49947c1441b67c559c339af8f3517e22</meta:generator>
    <meta:document-statistic meta:table-count="0" meta:image-count="0" meta:object-count="0" meta:page-count="214" meta:paragraph-count="2599" meta:word-count="142060" meta:character-count="790267" meta:non-whitespace-character-count="641406"/>
  </office:meta>
</office:document-meta>
</file>